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style:text-properties fo:font-weight="normal" officeooo:rsid="001c08d4" officeooo:paragraph-rsid="001c08d4" style:font-weight-asian="normal" style:font-weight-complex="normal"/>
    </style:style>
    <style:style style:name="P2" style:family="paragraph" style:parent-style-name="Standard">
      <style:paragraph-properties fo:line-height="150%"/>
      <style:text-properties fo:font-weight="normal" officeooo:rsid="0027107d" officeooo:paragraph-rsid="0027107d" fo:background-color="transparent" style:font-weight-asian="normal" style:font-weight-complex="normal"/>
    </style:style>
    <style:style style:name="P3" style:family="paragraph" style:parent-style-name="Standard">
      <style:paragraph-properties fo:line-height="150%"/>
      <style:text-properties fo:font-weight="normal" officeooo:rsid="0027107d" officeooo:paragraph-rsid="00274d40" fo:background-color="transparent" style:font-weight-asian="normal" style:font-weight-complex="normal"/>
    </style:style>
    <style:style style:name="P4" style:family="paragraph" style:parent-style-name="Standard">
      <style:paragraph-properties fo:line-height="150%" fo:text-align="start" style:justify-single-word="false"/>
      <style:text-properties fo:font-weight="normal" officeooo:rsid="0028517a" officeooo:paragraph-rsid="0028517a" fo:background-color="transparent" style:font-weight-asian="normal" style:font-weight-complex="normal"/>
    </style:style>
    <style:style style:name="P5" style:family="paragraph" style:parent-style-name="Standard">
      <style:paragraph-properties fo:line-height="150%" fo:text-align="start" style:justify-single-word="false"/>
      <style:text-properties fo:font-weight="normal" officeooo:rsid="0028517a" officeooo:paragraph-rsid="002ad729" fo:background-color="transparent" style:font-weight-asian="normal" style:font-weight-complex="normal"/>
    </style:style>
    <style:style style:name="P6" style:family="paragraph" style:parent-style-name="Standard">
      <style:paragraph-properties fo:line-height="150%" fo:text-align="start" style:justify-single-word="false"/>
      <style:text-properties fo:font-weight="normal" officeooo:rsid="0028517a" officeooo:paragraph-rsid="0037bb66" fo:background-color="transparent" style:font-weight-asian="normal" style:font-weight-complex="normal"/>
    </style:style>
    <style:style style:name="P7" style:family="paragraph" style:parent-style-name="Standard">
      <style:paragraph-properties fo:line-height="100%" fo:text-align="start" style:justify-single-word="false"/>
      <style:text-properties fo:font-weight="normal" officeooo:rsid="0028517a" officeooo:paragraph-rsid="0028517a" fo:background-color="transparent" style:font-weight-asian="normal" style:font-weight-complex="normal"/>
    </style:style>
    <style:style style:name="P8" style:family="paragraph" style:parent-style-name="Standard">
      <style:paragraph-properties fo:line-height="150%"/>
      <style:text-properties fo:font-weight="normal" officeooo:paragraph-rsid="001c40a2" fo:background-color="transparent" style:font-weight-asian="normal" style:font-weight-complex="normal"/>
    </style:style>
    <style:style style:name="P9" style:family="paragraph" style:parent-style-name="Standard">
      <style:paragraph-properties fo:line-height="150%"/>
      <style:text-properties fo:font-weight="normal" officeooo:paragraph-rsid="00216d25" fo:background-color="transparent" style:font-weight-asian="normal" style:font-weight-complex="normal"/>
    </style:style>
    <style:style style:name="P10" style:family="paragraph" style:parent-style-name="Standard">
      <style:paragraph-properties fo:line-height="150%"/>
      <style:text-properties fo:font-weight="normal" officeooo:paragraph-rsid="00224763" fo:background-color="transparent" style:font-weight-asian="normal" style:font-weight-complex="normal"/>
    </style:style>
    <style:style style:name="P11" style:family="paragraph" style:parent-style-name="Standard">
      <style:paragraph-properties fo:line-height="150%"/>
      <style:text-properties fo:font-weight="normal" officeooo:paragraph-rsid="0022b84f" fo:background-color="transparent" style:font-weight-asian="normal" style:font-weight-complex="normal"/>
    </style:style>
    <style:style style:name="P12" style:family="paragraph" style:parent-style-name="Standard">
      <style:paragraph-properties fo:line-height="150%" fo:text-align="start" style:justify-single-word="false"/>
      <style:text-properties fo:font-weight="normal" officeooo:paragraph-rsid="003abfd0" fo:background-color="transparent" style:font-weight-asian="normal" style:font-weight-complex="normal"/>
    </style:style>
    <style:style style:name="P13" style:family="paragraph" style:parent-style-name="Standard">
      <style:paragraph-properties fo:line-height="150%"/>
      <style:text-properties fo:font-weight="normal" officeooo:paragraph-rsid="003cb5cf" fo:background-color="transparent" style:font-weight-asian="normal" style:font-weight-complex="normal"/>
    </style:style>
    <style:style style:name="P14" style:family="paragraph" style:parent-style-name="Standard">
      <style:paragraph-properties fo:line-height="150%"/>
      <style:text-properties fo:font-weight="normal" officeooo:rsid="00216d25" officeooo:paragraph-rsid="002f92ae" fo:background-color="transparent" style:font-weight-asian="normal" style:font-weight-complex="normal"/>
    </style:style>
    <style:style style:name="P15" style:family="paragraph" style:parent-style-name="Standard">
      <style:paragraph-properties fo:line-height="150%"/>
      <style:text-properties fo:font-weight="normal" officeooo:rsid="00216d25" officeooo:paragraph-rsid="00305728" fo:background-color="transparent" style:font-weight-asian="normal" style:font-weight-complex="normal"/>
    </style:style>
    <style:style style:name="P16" style:family="paragraph" style:parent-style-name="Standard">
      <style:paragraph-properties fo:line-height="150%"/>
      <style:text-properties fo:font-weight="normal" officeooo:rsid="00216d25" officeooo:paragraph-rsid="00216d25" fo:background-color="transparent" style:font-weight-asian="normal" style:font-weight-complex="normal"/>
    </style:style>
    <style:style style:name="P17" style:family="paragraph" style:parent-style-name="Standard">
      <style:paragraph-properties fo:line-height="150%"/>
      <style:text-properties fo:font-weight="normal" officeooo:rsid="0027107d" fo:background-color="#ff5429" style:font-weight-asian="normal" style:font-weight-complex="normal"/>
    </style:style>
    <style:style style:name="P18" style:family="paragraph" style:parent-style-name="Standard">
      <style:paragraph-properties fo:line-height="150%"/>
      <style:text-properties fo:font-weight="normal" officeooo:rsid="0027107d" officeooo:paragraph-rsid="0027107d" fo:background-color="#ffd7d7" style:font-weight-asian="normal" style:font-weight-complex="normal"/>
    </style:style>
    <style:style style:name="P19" style:family="paragraph" style:parent-style-name="Standard">
      <style:paragraph-properties fo:line-height="150%"/>
      <style:text-properties fo:font-weight="bold" officeooo:rsid="001c08d4" officeooo:paragraph-rsid="001af48b" style:font-weight-asian="bold" style:font-weight-complex="bold"/>
    </style:style>
    <style:style style:name="P20" style:family="paragraph" style:parent-style-name="Standard">
      <style:paragraph-properties fo:line-height="150%"/>
      <style:text-properties fo:font-weight="bold" officeooo:paragraph-rsid="00224763" style:font-weight-asian="bold" style:font-weight-complex="bold"/>
    </style:style>
    <style:style style:name="P21" style:family="paragraph" style:parent-style-name="Standard">
      <style:paragraph-properties fo:line-height="150%" fo:text-align="start" style:justify-single-word="false"/>
      <style:text-properties fo:font-weight="bold" officeooo:rsid="0028517a" officeooo:paragraph-rsid="0037bb66" fo:background-color="#ffff6d" style:font-weight-asian="bold" style:font-weight-complex="bold"/>
    </style:style>
    <style:style style:name="P22" style:family="paragraph" style:parent-style-name="Standard">
      <style:paragraph-properties fo:line-height="150%" fo:text-align="start" style:justify-single-word="false"/>
      <style:text-properties fo:font-weight="bold" officeooo:rsid="0028517a" officeooo:paragraph-rsid="0028517a" fo:background-color="#ffff6d" style:font-weight-asian="bold" style:font-weight-complex="bold"/>
    </style:style>
    <style:style style:name="P23" style:family="paragraph" style:parent-style-name="Standard">
      <style:paragraph-properties fo:line-height="150%" fo:text-align="start" style:justify-single-word="false"/>
      <style:text-properties fo:font-weight="bold" officeooo:paragraph-rsid="003c6676" fo:background-color="#ffff6d" style:font-weight-asian="bold" style:font-weight-complex="bold"/>
    </style:style>
    <style:style style:name="P24" style:family="paragraph" style:parent-style-name="Standard">
      <style:paragraph-properties fo:line-height="150%" fo:text-align="center" style:justify-single-word="false"/>
      <style:text-properties fo:font-weight="bold" officeooo:rsid="00274d40" officeooo:paragraph-rsid="00274d40" fo:background-color="transparent" style:font-weight-asian="bold" style:font-weight-complex="bold"/>
    </style:style>
    <style:style style:name="P25" style:family="paragraph" style:parent-style-name="Standard">
      <style:paragraph-properties fo:line-height="150%" fo:text-align="start" style:justify-single-word="false"/>
      <style:text-properties fo:font-weight="bold" officeooo:rsid="00274d40" officeooo:paragraph-rsid="00274d40" fo:background-color="transparent" style:font-weight-asian="bold" style:font-weight-complex="bold"/>
    </style:style>
    <style:style style:name="P26" style:family="paragraph" style:parent-style-name="Standard">
      <style:paragraph-properties fo:line-height="150%"/>
      <style:text-properties fo:font-weight="bold" officeooo:rsid="001c08d4" officeooo:paragraph-rsid="001c08d4" fo:background-color="#ffff00" style:font-weight-asian="bold" style:font-weight-complex="bold"/>
    </style:style>
    <style:style style:name="P27" style:family="paragraph" style:parent-style-name="Standard">
      <style:paragraph-properties fo:line-height="150%"/>
      <style:text-properties fo:font-weight="bold" fo:background-color="#ffff00" style:font-weight-asian="bold" style:font-weight-complex="bold"/>
    </style:style>
    <style:style style:name="P28" style:family="paragraph" style:parent-style-name="Standard">
      <style:paragraph-properties fo:line-height="150%"/>
      <style:text-properties fo:font-weight="bold" officeooo:paragraph-rsid="001c08d4" fo:background-color="#ffff00" style:font-weight-asian="bold" style:font-weight-complex="bold"/>
    </style:style>
    <style:style style:name="P29" style:family="paragraph" style:parent-style-name="Standard">
      <style:paragraph-properties fo:line-height="150%"/>
      <style:text-properties fo:font-weight="bold" officeooo:paragraph-rsid="00216d25" fo:background-color="#ffff00" style:font-weight-asian="bold" style:font-weight-complex="bold"/>
    </style:style>
    <style:style style:name="P30" style:family="paragraph" style:parent-style-name="Standard">
      <style:paragraph-properties fo:line-height="150%"/>
      <style:text-properties fo:font-weight="bold" officeooo:paragraph-rsid="00224763" fo:background-color="#ffff00" style:font-weight-asian="bold" style:font-weight-complex="bold"/>
    </style:style>
    <style:style style:name="P31" style:family="paragraph" style:parent-style-name="Standard">
      <style:paragraph-properties fo:line-height="150%"/>
      <style:text-properties fo:font-weight="bold" officeooo:paragraph-rsid="0022b84f" fo:background-color="#ffff00" style:font-weight-asian="bold" style:font-weight-complex="bold"/>
    </style:style>
    <style:style style:name="P32" style:family="paragraph" style:parent-style-name="Standard">
      <style:paragraph-properties fo:line-height="150%" fo:text-align="start" style:justify-single-word="false"/>
      <style:text-properties fo:font-weight="bold" officeooo:paragraph-rsid="002bd10a" fo:background-color="#ffff00" style:font-weight-asian="bold" style:font-weight-complex="bold"/>
    </style:style>
    <style:style style:name="P33" style:family="paragraph" style:parent-style-name="Standard">
      <style:paragraph-properties fo:line-height="100%">
        <style:tab-stops>
          <style:tab-stop style:position="9.848cm"/>
        </style:tab-stops>
      </style:paragraph-properties>
      <style:text-properties fo:font-weight="bold" officeooo:paragraph-rsid="003cb5cf" fo:background-color="#ffff38" style:font-weight-asian="bold" style:font-weight-complex="bold"/>
    </style:style>
    <style:style style:name="P34" style:family="paragraph" style:parent-style-name="Standard">
      <style:paragraph-properties fo:line-height="150%" fo:text-align="start" style:justify-single-word="false"/>
      <style:text-properties style:text-underline-style="solid" style:text-underline-width="auto" style:text-underline-color="font-color" fo:font-weight="bold" officeooo:rsid="0028517a" officeooo:paragraph-rsid="0028517a" fo:background-color="#ec9ba4" style:font-weight-asian="bold" style:font-weight-complex="bold"/>
    </style:style>
    <style:style style:name="P35" style:family="paragraph" style:parent-style-name="Standard">
      <style:paragraph-properties fo:line-height="150%" fo:text-align="start" style:justify-single-word="false"/>
      <style:text-properties style:text-underline-style="solid" style:text-underline-width="auto" style:text-underline-color="font-color" fo:font-weight="normal" officeooo:rsid="0028517a" officeooo:paragraph-rsid="002ad729" fo:background-color="transparent" style:font-weight-asian="normal" style:font-weight-complex="normal"/>
    </style:style>
    <style:style style:name="P36" style:family="paragraph" style:parent-style-name="Standard">
      <style:paragraph-properties fo:line-height="150%" fo:text-align="start" style:justify-single-word="false"/>
      <style:text-properties style:text-underline-style="none" fo:font-weight="bold" officeooo:paragraph-rsid="002b4cdd" fo:background-color="transparent" style:font-weight-asian="bold" style:font-weight-complex="bold"/>
    </style:style>
    <style:style style:name="P37" style:family="paragraph" style:parent-style-name="Standard">
      <style:paragraph-properties fo:line-height="150%" fo:text-align="start" style:justify-single-word="false"/>
      <style:text-properties style:text-underline-style="none" fo:font-weight="bold" officeooo:paragraph-rsid="002ad729" fo:background-color="#ffff6d" style:font-weight-asian="bold" style:font-weight-complex="bold"/>
    </style:style>
    <style:style style:name="P38" style:family="paragraph" style:parent-style-name="Standard">
      <style:paragraph-properties fo:line-height="150%" fo:text-align="start" style:justify-single-word="false"/>
      <style:text-properties style:text-underline-style="none" fo:font-weight="bold" officeooo:rsid="0028517a" officeooo:paragraph-rsid="002ad729" fo:background-color="#ffff6d" style:font-weight-asian="bold" style:font-weight-complex="bold"/>
    </style:style>
    <style:style style:name="P39" style:family="paragraph" style:parent-style-name="Standard">
      <style:paragraph-properties fo:line-height="150%" fo:text-align="start" style:justify-single-word="false"/>
      <style:text-properties style:text-underline-style="none" fo:font-weight="bold" officeooo:rsid="0028517a" officeooo:paragraph-rsid="002b4cdd" fo:background-color="#ffff6d" style:font-weight-asian="bold" style:font-weight-complex="bold"/>
    </style:style>
    <style:style style:name="P40" style:family="paragraph" style:parent-style-name="Standard">
      <style:paragraph-properties fo:line-height="150%" fo:text-align="start" style:justify-single-word="false"/>
      <style:text-properties style:text-underline-style="none" fo:font-weight="normal" officeooo:rsid="0028517a" officeooo:paragraph-rsid="002ad729" fo:background-color="transparent" style:font-weight-asian="normal" style:font-weight-complex="normal"/>
    </style:style>
    <style:style style:name="P41" style:family="paragraph" style:parent-style-name="Standard">
      <style:paragraph-properties fo:line-height="150%" fo:text-align="start" style:justify-single-word="false"/>
      <style:text-properties style:text-underline-style="none" fo:font-weight="normal" officeooo:rsid="0028517a" officeooo:paragraph-rsid="0037bb66" fo:background-color="transparent" style:font-weight-asian="normal" style:font-weight-complex="normal"/>
    </style:style>
    <style:style style:name="P42" style:family="paragraph" style:parent-style-name="Standard">
      <style:paragraph-properties fo:line-height="150%" fo:text-align="start" style:justify-single-word="false"/>
      <style:text-properties style:text-underline-style="none" fo:font-weight="normal" officeooo:rsid="0028517a" officeooo:paragraph-rsid="002b4cdd" fo:background-color="transparent" style:font-weight-asian="normal" style:font-weight-complex="normal"/>
    </style:style>
    <style:style style:name="P43" style:family="paragraph" style:parent-style-name="Standard">
      <style:paragraph-properties fo:line-height="150%" fo:text-align="start" style:justify-single-word="false"/>
      <style:text-properties style:text-underline-style="none" fo:font-weight="normal" officeooo:paragraph-rsid="002b4cdd" fo:background-color="transparent" style:font-weight-asian="normal" style:font-weight-complex="normal"/>
    </style:style>
    <style:style style:name="P44" style:family="paragraph" style:parent-style-name="Standard">
      <style:paragraph-properties fo:line-height="150%" fo:text-align="start" style:justify-single-word="false"/>
      <style:text-properties style:text-underline-style="none" officeooo:rsid="0028517a" officeooo:paragraph-rsid="002b4cdd" fo:background-color="transparent"/>
    </style:style>
    <style:style style:name="P45" style:family="paragraph" style:parent-style-name="Standard">
      <style:paragraph-properties fo:line-height="100%"/>
      <style:text-properties fo:font-style="italic" officeooo:paragraph-rsid="003cb5cf" style:font-style-asian="italic" style:font-style-complex="italic"/>
    </style:style>
    <style:style style:name="P46" style:family="paragraph" style:parent-style-name="Standard">
      <style:paragraph-properties fo:line-height="150%" fo:text-align="start" style:justify-single-word="false"/>
      <style:text-properties fo:font-style="italic" fo:font-weight="bold" officeooo:paragraph-rsid="002b4cdd" style:font-style-asian="italic" style:font-weight-asian="bold" style:font-style-complex="italic" style:font-weight-complex="bold"/>
    </style:style>
    <style:style style:name="P47" style:family="paragraph" style:parent-style-name="Standard">
      <style:paragraph-properties fo:line-height="150%"/>
      <style:text-properties fo:font-style="italic" style:text-underline-style="solid" style:text-underline-width="auto" style:text-underline-color="font-color" fo:font-weight="bold" officeooo:paragraph-rsid="001c40a2" fo:background-color="transparent" style:font-style-asian="italic" style:font-weight-asian="bold" style:font-style-complex="italic" style:font-weight-complex="bold"/>
    </style:style>
    <style:style style:name="P48" style:family="paragraph" style:parent-style-name="Standard">
      <style:paragraph-properties fo:line-height="150%"/>
      <style:text-properties fo:font-style="italic" fo:font-weight="normal" officeooo:rsid="00216d25" officeooo:paragraph-rsid="00216d25" fo:background-color="transparent" style:font-style-asian="italic" style:font-weight-asian="normal" style:font-style-complex="italic" style:font-weight-complex="normal"/>
    </style:style>
    <style:style style:name="P49" style:family="paragraph" style:parent-style-name="Standard">
      <style:paragraph-properties fo:line-height="150%" fo:text-align="center" style:justify-single-word="false"/>
      <style:text-properties fo:font-style="italic" fo:font-weight="normal" officeooo:rsid="00216d25" officeooo:paragraph-rsid="002e9dff" fo:background-color="transparent" style:font-style-asian="italic" style:font-weight-asian="normal" style:font-style-complex="italic" style:font-weight-complex="normal"/>
    </style:style>
    <style:style style:name="P50" style:family="paragraph" style:parent-style-name="Standard">
      <style:paragraph-properties fo:line-height="100%">
        <style:tab-stops>
          <style:tab-stop style:position="9.848cm"/>
        </style:tab-stops>
      </style:paragraph-properties>
      <style:text-properties fo:font-style="italic" fo:font-weight="normal" officeooo:rsid="003cb5cf" officeooo:paragraph-rsid="003cb5cf" fo:background-color="transparent" style:font-style-asian="italic" style:font-weight-asian="normal" style:font-style-complex="italic" style:font-weight-complex="normal"/>
    </style:style>
    <style:style style:name="P51" style:family="paragraph" style:parent-style-name="Standard">
      <style:paragraph-properties fo:line-height="150%"/>
      <style:text-properties fo:font-style="italic" fo:font-weight="normal" officeooo:paragraph-rsid="00224763" style:font-style-asian="italic" style:font-weight-asian="normal" style:font-style-complex="italic" style:font-weight-complex="normal"/>
    </style:style>
    <style:style style:name="P52" style:family="paragraph" style:parent-style-name="Standard">
      <style:paragraph-properties fo:line-height="150%"/>
      <style:text-properties fo:font-style="normal" fo:font-weight="bold" officeooo:paragraph-rsid="00224763" style:font-style-asian="normal" style:font-weight-asian="bold" style:font-style-complex="normal" style:font-weight-complex="bold"/>
    </style:style>
    <style:style style:name="P53" style:family="paragraph" style:parent-style-name="Standard">
      <style:paragraph-properties fo:line-height="150%">
        <style:tab-stops>
          <style:tab-stop style:position="9.848cm"/>
        </style:tab-stops>
      </style:paragraph-properties>
      <style:text-properties fo:font-style="normal" fo:font-weight="bold" officeooo:paragraph-rsid="003d5203" fo:background-color="#ffff00" style:font-style-asian="normal" style:font-weight-asian="bold" style:font-style-complex="normal" style:font-weight-complex="bold"/>
    </style:style>
    <style:style style:name="P54" style:family="paragraph" style:parent-style-name="Standard">
      <style:paragraph-properties fo:line-height="100%">
        <style:tab-stops>
          <style:tab-stop style:position="9.848cm"/>
        </style:tab-stops>
      </style:paragraph-properties>
      <style:text-properties fo:font-style="normal" fo:font-weight="bold" officeooo:rsid="003eb5ff" officeooo:paragraph-rsid="003eb5ff" fo:background-color="#ffaa95" style:font-style-asian="normal" style:font-weight-asian="bold" style:font-style-complex="normal" style:font-weight-complex="bold"/>
    </style:style>
    <style:style style:name="P55" style:family="paragraph" style:parent-style-name="Standard">
      <style:paragraph-properties fo:line-height="100%">
        <style:tab-stops>
          <style:tab-stop style:position="9.848cm"/>
        </style:tab-stops>
      </style:paragraph-properties>
      <style:text-properties fo:font-style="normal" fo:font-weight="bold" officeooo:rsid="003cb5cf" officeooo:paragraph-rsid="003d5203" fo:background-color="#f6f9d4" style:font-style-asian="normal" style:font-weight-asian="bold" style:font-style-complex="normal" style:font-weight-complex="bold"/>
    </style:style>
    <style:style style:name="P56" style:family="paragraph" style:parent-style-name="Standard">
      <style:paragraph-properties fo:line-height="150%">
        <style:tab-stops>
          <style:tab-stop style:position="9.848cm"/>
        </style:tab-stops>
      </style:paragraph-properties>
      <style:text-properties fo:font-style="normal" fo:font-weight="bold" officeooo:rsid="003cb5cf" officeooo:paragraph-rsid="003d5203" fo:background-color="transparent" style:font-style-asian="normal" style:font-weight-asian="bold" style:font-style-complex="normal" style:font-weight-complex="bold"/>
    </style:style>
    <style:style style:name="P57" style:family="paragraph" style:parent-style-name="Standard">
      <style:paragraph-properties fo:line-height="150%">
        <style:tab-stops>
          <style:tab-stop style:position="9.848cm"/>
        </style:tab-stops>
      </style:paragraph-properties>
      <style:text-properties fo:font-style="normal" fo:font-weight="bold" officeooo:rsid="003cb5cf" officeooo:paragraph-rsid="003e6416" fo:background-color="transparent" style:font-style-asian="normal" style:font-weight-asian="bold" style:font-style-complex="normal" style:font-weight-complex="bold"/>
    </style:style>
    <style:style style:name="P58" style:family="paragraph" style:parent-style-name="Standard">
      <style:paragraph-properties fo:line-height="150%">
        <style:tab-stops>
          <style:tab-stop style:position="9.848cm"/>
        </style:tab-stops>
      </style:paragraph-properties>
      <style:text-properties fo:font-style="normal" style:text-underline-style="none" fo:font-weight="normal" officeooo:paragraph-rsid="003eb5ff" fo:background-color="#ffff00" style:font-style-asian="normal" style:font-weight-asian="normal" style:font-style-complex="normal" style:font-weight-complex="normal"/>
    </style:style>
    <style:style style:name="P59" style:family="paragraph" style:parent-style-name="Standard">
      <style:paragraph-properties fo:line-height="150%">
        <style:tab-stops>
          <style:tab-stop style:position="9.848cm"/>
        </style:tab-stops>
      </style:paragraph-properties>
      <style:text-properties fo:font-style="normal" style:text-underline-style="none" fo:font-weight="normal" officeooo:rsid="003e6416" officeooo:paragraph-rsid="003eb5ff" fo:background-color="transparent" style:font-style-asian="normal" style:font-weight-asian="normal" style:font-style-complex="normal" style:font-weight-complex="normal"/>
    </style:style>
    <style:style style:name="P60" style:family="paragraph" style:parent-style-name="Standard">
      <style:paragraph-properties fo:line-height="150%"/>
      <style:text-properties fo:font-style="normal" style:text-underline-style="none" fo:font-weight="bold" officeooo:rsid="001af48b" officeooo:paragraph-rsid="001af48b" fo:background-color="#ffff00" style:font-style-asian="normal" style:font-weight-asian="bold" style:font-style-complex="normal" style:font-weight-complex="bold"/>
    </style:style>
    <style:style style:name="P61" style:family="paragraph" style:parent-style-name="Standard">
      <style:paragraph-properties fo:line-height="150%">
        <style:tab-stops>
          <style:tab-stop style:position="9.848cm"/>
        </style:tab-stops>
      </style:paragraph-properties>
      <style:text-properties fo:font-style="normal" style:text-underline-style="none" fo:font-weight="bold" officeooo:rsid="003e6416" officeooo:paragraph-rsid="003eb5ff" fo:background-color="transparent" style:font-style-asian="normal" style:font-weight-asian="bold" style:font-style-complex="normal" style:font-weight-complex="bold"/>
    </style:style>
    <style:style style:name="P62" style:family="paragraph" style:parent-style-name="Standard">
      <style:paragraph-properties fo:line-height="150%"/>
      <style:text-properties fo:font-style="normal" fo:font-weight="normal" officeooo:paragraph-rsid="00224763" style:font-style-asian="normal" style:font-weight-asian="normal" style:font-style-complex="normal" style:font-weight-complex="normal"/>
    </style:style>
    <style:style style:name="P63" style:family="paragraph" style:parent-style-name="Standard">
      <style:paragraph-properties fo:line-height="150%">
        <style:tab-stops>
          <style:tab-stop style:position="9.848cm"/>
        </style:tab-stops>
      </style:paragraph-properties>
      <style:text-properties fo:font-style="normal" fo:font-weight="normal" officeooo:paragraph-rsid="003d5203" fo:background-color="#ffff00" style:font-style-asian="normal" style:font-weight-asian="normal" style:font-style-complex="normal" style:font-weight-complex="normal"/>
    </style:style>
    <style:style style:name="P64" style:family="paragraph" style:parent-style-name="Standard">
      <style:paragraph-properties fo:line-height="150%">
        <style:tab-stops>
          <style:tab-stop style:position="9.848cm"/>
        </style:tab-stops>
      </style:paragraph-properties>
      <style:text-properties fo:font-style="normal" fo:font-weight="normal" officeooo:paragraph-rsid="003e6416" fo:background-color="#ffff00" style:font-style-asian="normal" style:font-weight-asian="normal" style:font-style-complex="normal" style:font-weight-complex="normal"/>
    </style:style>
    <style:style style:name="P65" style:family="paragraph" style:parent-style-name="Standard">
      <style:paragraph-properties fo:line-height="100%">
        <style:tab-stops>
          <style:tab-stop style:position="9.848cm"/>
        </style:tab-stops>
      </style:paragraph-properties>
      <style:text-properties fo:font-style="normal" fo:font-weight="normal" officeooo:paragraph-rsid="003e6416" fo:background-color="#ffff00" style:font-style-asian="normal" style:font-weight-asian="normal" style:font-style-complex="normal" style:font-weight-complex="normal"/>
    </style:style>
    <style:style style:name="P66" style:family="paragraph" style:parent-style-name="Standard">
      <style:paragraph-properties fo:line-height="150%">
        <style:tab-stops>
          <style:tab-stop style:position="9.848cm"/>
        </style:tab-stops>
      </style:paragraph-properties>
      <style:text-properties fo:font-style="normal" fo:font-weight="normal" officeooo:rsid="003d5203" officeooo:paragraph-rsid="003d5203" fo:background-color="#ffff00" style:font-style-asian="normal" style:font-weight-asian="normal" style:font-style-complex="normal" style:font-weight-complex="normal"/>
    </style:style>
    <style:style style:name="P67" style:family="paragraph" style:parent-style-name="Standard">
      <style:paragraph-properties fo:line-height="150%">
        <style:tab-stops>
          <style:tab-stop style:position="9.848cm"/>
        </style:tab-stops>
      </style:paragraph-properties>
      <style:text-properties fo:font-style="normal" fo:font-weight="normal" officeooo:rsid="003cb5cf" officeooo:paragraph-rsid="003d5203" fo:background-color="transparent" style:font-style-asian="normal" style:font-weight-asian="normal" style:font-style-complex="normal" style:font-weight-complex="normal"/>
    </style:style>
    <style:style style:name="P68" style:family="paragraph" style:parent-style-name="Standard">
      <style:paragraph-properties fo:line-height="150%">
        <style:tab-stops>
          <style:tab-stop style:position="9.848cm"/>
        </style:tab-stops>
      </style:paragraph-properties>
      <style:text-properties fo:font-style="normal" fo:font-weight="normal" officeooo:rsid="003cb5cf" officeooo:paragraph-rsid="003e6416" fo:background-color="transparent" style:font-style-asian="normal" style:font-weight-asian="normal" style:font-style-complex="normal" style:font-weight-complex="normal"/>
    </style:style>
    <style:style style:name="P69" style:family="paragraph" style:parent-style-name="Standard">
      <style:paragraph-properties fo:line-height="100%">
        <style:tab-stops>
          <style:tab-stop style:position="9.848cm"/>
        </style:tab-stops>
      </style:paragraph-properties>
      <style:text-properties fo:font-style="normal" style:text-underline-style="solid" style:text-underline-width="auto" style:text-underline-color="font-color" fo:font-weight="normal" officeooo:rsid="003e6416" officeooo:paragraph-rsid="003e6416" fo:background-color="transparent" style:font-style-asian="normal" style:font-weight-asian="normal" style:font-style-complex="normal" style:font-weight-complex="normal"/>
    </style:style>
    <style:style style:name="P70" style:family="paragraph" style:parent-style-name="Standard">
      <style:paragraph-properties fo:line-height="150%" fo:text-align="start" style:justify-single-word="false"/>
      <style:text-properties officeooo:paragraph-rsid="0028517a"/>
    </style:style>
    <style:style style:name="P71" style:family="paragraph" style:parent-style-name="Standard">
      <style:paragraph-properties fo:line-height="150%" fo:text-align="start" style:justify-single-word="false"/>
      <style:text-properties officeooo:paragraph-rsid="002ad729"/>
    </style:style>
    <style:style style:name="P72" style:family="paragraph" style:parent-style-name="Standard">
      <style:paragraph-properties fo:line-height="150%" fo:text-align="start" style:justify-single-word="false"/>
      <style:text-properties officeooo:paragraph-rsid="0037bb66"/>
    </style:style>
    <style:style style:name="P73" style:family="paragraph" style:parent-style-name="Standard">
      <style:paragraph-properties fo:line-height="150%"/>
      <style:text-properties officeooo:paragraph-rsid="003c6676"/>
    </style:style>
    <style:style style:name="P74" style:family="paragraph" style:parent-style-name="Standard">
      <style:paragraph-properties fo:line-height="150%"/>
      <style:text-properties officeooo:paragraph-rsid="001af48b"/>
    </style:style>
    <style:style style:name="P75" style:family="paragraph" style:parent-style-name="Standard">
      <style:paragraph-properties fo:line-height="150%"/>
      <style:text-properties officeooo:paragraph-rsid="0022b84f"/>
    </style:style>
    <style:style style:name="P76" style:family="paragraph" style:parent-style-name="Standard">
      <style:paragraph-properties fo:line-height="150%"/>
      <style:text-properties officeooo:paragraph-rsid="00274d40"/>
    </style:style>
    <style:style style:name="P77" style:family="paragraph" style:parent-style-name="Standard">
      <style:paragraph-properties fo:line-height="150%"/>
      <style:text-properties officeooo:paragraph-rsid="003cb5cf"/>
    </style:style>
    <style:style style:name="P78" style:family="paragraph" style:parent-style-name="Standard">
      <style:paragraph-properties fo:line-height="150%" fo:text-align="center" style:justify-single-word="false"/>
      <style:text-properties fo:color="#000000" fo:font-style="italic" style:text-underline-style="none" fo:font-weight="bold" officeooo:rsid="00216d25" officeooo:paragraph-rsid="002e9dff" fo:background-color="transparent" style:font-style-asian="italic" style:font-weight-asian="bold" style:font-style-complex="italic" style:font-weight-complex="bold"/>
    </style:style>
    <style:style style:name="P79" style:family="paragraph" style:parent-style-name="Standard">
      <style:paragraph-properties fo:line-height="150%" fo:text-align="start" style:justify-single-word="false"/>
      <style:text-properties fo:color="#000000" style:text-underline-style="none" fo:font-weight="bold" officeooo:paragraph-rsid="0037bb66" fo:background-color="#ffff38" style:font-weight-asian="bold" style:font-weight-complex="bold"/>
    </style:style>
    <style:style style:name="P80" style:family="paragraph" style:parent-style-name="Standard">
      <style:paragraph-properties fo:line-height="150%"/>
      <style:text-properties officeooo:rsid="00274d40" officeooo:paragraph-rsid="00274d40"/>
    </style:style>
    <style:style style:name="P81" style:family="paragraph" style:parent-style-name="Standard">
      <style:paragraph-properties fo:line-height="150%" fo:text-align="start" style:justify-single-word="false"/>
      <style:text-properties style:font-name="Liberation Serif" officeooo:paragraph-rsid="002bd10a"/>
    </style:style>
    <style:style style:name="P82" style:family="paragraph" style:parent-style-name="Standard">
      <style:paragraph-properties fo:line-height="150%" fo:text-align="start" style:justify-single-word="false"/>
      <style:text-properties style:font-name="Liberation Serif" officeooo:paragraph-rsid="002bd10a" fo:background-color="#ffd7d7"/>
    </style:style>
    <style:style style:name="P83" style:family="paragraph" style:parent-style-name="Standard">
      <style:paragraph-properties fo:line-height="100%">
        <style:tab-stops>
          <style:tab-stop style:position="9.848cm"/>
        </style:tab-stops>
      </style:paragraph-properties>
      <style:text-properties officeooo:paragraph-rsid="003d5203" fo:background-color="#d4ea6b"/>
    </style:style>
    <style:style style:name="P84" style:family="paragraph" style:parent-style-name="Standard" style:list-style-name="L1">
      <style:paragraph-properties fo:line-height="150%"/>
      <style:text-properties officeooo:paragraph-rsid="001af48b"/>
    </style:style>
    <style:style style:name="P85" style:family="paragraph" style:parent-style-name="Standard" style:list-style-name="L2">
      <style:paragraph-properties fo:line-height="150%"/>
      <style:text-properties officeooo:paragraph-rsid="001af48b"/>
    </style:style>
    <style:style style:name="P86" style:family="paragraph" style:parent-style-name="Standard" style:list-style-name="L7">
      <style:paragraph-properties fo:line-height="150%" fo:text-align="start" style:justify-single-word="false"/>
      <style:text-properties officeooo:paragraph-rsid="002bd10a"/>
    </style:style>
    <style:style style:name="P87" style:family="paragraph" style:parent-style-name="Standard" style:list-style-name="L7">
      <style:paragraph-properties fo:line-height="150%" fo:text-align="start" style:justify-single-word="false"/>
      <style:text-properties officeooo:paragraph-rsid="003abfd0"/>
    </style:style>
    <style:style style:name="P88" style:family="paragraph" style:parent-style-name="Standard" style:list-style-name="L8">
      <style:paragraph-properties fo:line-height="150%"/>
      <style:text-properties officeooo:paragraph-rsid="003c6676"/>
    </style:style>
    <style:style style:name="P89" style:family="paragraph" style:parent-style-name="Standard" style:list-style-name="L9">
      <style:paragraph-properties fo:line-height="150%"/>
      <style:text-properties officeooo:paragraph-rsid="003cb5cf"/>
    </style:style>
    <style:style style:name="P90" style:family="paragraph" style:parent-style-name="Standard" style:list-style-name="L3">
      <style:paragraph-properties fo:line-height="100%"/>
      <style:text-properties fo:font-weight="normal" officeooo:rsid="001c08d4" officeooo:paragraph-rsid="001c08d4" style:font-weight-asian="normal" style:font-weight-complex="normal"/>
    </style:style>
    <style:style style:name="P91" style:family="paragraph" style:parent-style-name="Standard" style:list-style-name="L4">
      <style:paragraph-properties fo:line-height="100%"/>
      <style:text-properties fo:font-weight="normal" officeooo:rsid="001c08d4" officeooo:paragraph-rsid="001c08d4" style:font-weight-asian="normal" style:font-weight-complex="normal"/>
    </style:style>
    <style:style style:name="P92" style:family="paragraph" style:parent-style-name="Standard" style:list-style-name="L11">
      <style:paragraph-properties fo:line-height="150%">
        <style:tab-stops>
          <style:tab-stop style:position="9.848cm"/>
        </style:tab-stops>
      </style:paragraph-properties>
      <style:text-properties fo:font-weight="normal" officeooo:paragraph-rsid="003d5203" style:font-weight-asian="normal" style:font-weight-complex="normal"/>
    </style:style>
    <style:style style:name="P93" style:family="paragraph" style:parent-style-name="Standard" style:list-style-name="L5">
      <style:paragraph-properties fo:line-height="150%"/>
      <style:text-properties fo:font-weight="normal" officeooo:rsid="0027107d" officeooo:paragraph-rsid="0027107d" fo:background-color="#ffd7d7" style:font-weight-asian="normal" style:font-weight-complex="normal"/>
    </style:style>
    <style:style style:name="P94" style:family="paragraph" style:parent-style-name="Standard" style:list-style-name="L6">
      <style:paragraph-properties fo:line-height="100%" fo:text-align="start" style:justify-single-word="false"/>
      <style:text-properties fo:font-weight="normal" officeooo:rsid="0028517a" officeooo:paragraph-rsid="0028517a" fo:background-color="transparent" style:font-weight-asian="normal" style:font-weight-complex="normal"/>
    </style:style>
    <style:style style:name="P95" style:family="paragraph" style:parent-style-name="Standard" style:list-style-name="L7">
      <style:paragraph-properties fo:line-height="150%" fo:text-align="start" style:justify-single-word="false"/>
      <style:text-properties fo:font-weight="normal" officeooo:paragraph-rsid="002bd10a" fo:background-color="transparent" style:font-weight-asian="normal" style:font-weight-complex="normal"/>
    </style:style>
    <style:style style:name="P96" style:family="paragraph" style:parent-style-name="Standard" style:list-style-name="L7">
      <style:paragraph-properties fo:line-height="150%" fo:text-align="start" style:justify-single-word="false"/>
      <style:text-properties fo:font-weight="normal" officeooo:paragraph-rsid="003abfd0" fo:background-color="transparent" style:font-weight-asian="normal" style:font-weight-complex="normal"/>
    </style:style>
    <style:style style:name="P97" style:family="paragraph" style:parent-style-name="Standard" style:list-style-name="L9">
      <style:paragraph-properties fo:line-height="150%"/>
      <style:text-properties fo:font-weight="normal" officeooo:paragraph-rsid="003cb5cf" fo:background-color="transparent" style:font-weight-asian="normal" style:font-weight-complex="normal"/>
    </style:style>
    <style:style style:name="P98" style:family="paragraph" style:parent-style-name="Standard" style:list-style-name="L4">
      <style:paragraph-properties fo:line-height="100%"/>
      <style:text-properties fo:font-weight="bold" officeooo:paragraph-rsid="001c08d4" style:font-weight-asian="bold" style:font-weight-complex="bold"/>
    </style:style>
    <style:style style:name="P99" style:family="paragraph" style:parent-style-name="Standard" style:list-style-name="L4">
      <style:paragraph-properties fo:line-height="150%"/>
      <style:text-properties fo:font-weight="bold" officeooo:paragraph-rsid="001c08d4" style:font-weight-asian="bold" style:font-weight-complex="bold"/>
    </style:style>
    <style:style style:name="P100" style:family="paragraph" style:parent-style-name="Standard" style:list-style-name="L8">
      <style:paragraph-properties fo:line-height="150%"/>
      <style:text-properties fo:font-weight="bold" officeooo:paragraph-rsid="003c6676" style:font-weight-asian="bold" style:font-weight-complex="bold"/>
    </style:style>
    <style:style style:name="P101" style:family="paragraph" style:parent-style-name="Standard" style:list-style-name="L9">
      <style:paragraph-properties fo:line-height="150%"/>
      <style:text-properties fo:font-weight="bold" officeooo:paragraph-rsid="003cb5cf" style:font-weight-asian="bold" style:font-weight-complex="bold"/>
    </style:style>
    <style:style style:name="P102" style:family="paragraph" style:parent-style-name="Standard" style:list-style-name="L6">
      <style:paragraph-properties fo:line-height="100%" fo:text-align="start" style:justify-single-word="false"/>
      <style:text-properties fo:font-weight="bold" officeooo:rsid="0028517a" officeooo:paragraph-rsid="0028517a" fo:background-color="transparent" style:font-weight-asian="bold" style:font-weight-complex="bold"/>
    </style:style>
    <style:style style:name="P103" style:family="paragraph" style:parent-style-name="Standard" style:list-style-name="L7">
      <style:paragraph-properties fo:line-height="150%" fo:text-align="start" style:justify-single-word="false"/>
      <style:text-properties fo:font-weight="bold" officeooo:paragraph-rsid="003abfd0" fo:background-color="transparent" style:font-weight-asian="bold" style:font-weight-complex="bold"/>
    </style:style>
    <style:style style:name="P104" style:family="paragraph" style:parent-style-name="Standard" style:list-style-name="L9">
      <style:paragraph-properties fo:line-height="150%"/>
      <style:text-properties fo:font-weight="bold" officeooo:paragraph-rsid="003cb5cf" fo:background-color="transparent" style:font-weight-asian="bold" style:font-weight-complex="bold"/>
    </style:style>
    <style:style style:name="P105" style:family="paragraph" style:parent-style-name="Standard" style:list-style-name="L10">
      <style:paragraph-properties fo:line-height="150%">
        <style:tab-stops>
          <style:tab-stop style:position="9.848cm"/>
        </style:tab-stops>
      </style:paragraph-properties>
      <style:text-properties fo:font-weight="bold" officeooo:paragraph-rsid="003cb5cf" fo:background-color="#ffff38" style:font-weight-asian="bold" style:font-weight-complex="bold"/>
    </style:style>
    <style:style style:name="P106" style:family="paragraph" style:parent-style-name="Standard">
      <style:paragraph-properties fo:line-height="150%"/>
      <style:text-properties fo:font-weight="bold" fo:background-color="#ffaa95" style:font-weight-asian="bold" style:font-weight-complex="bold"/>
    </style:style>
    <style:style style:name="P107" style:family="paragraph" style:parent-style-name="Standard" style:list-style-name="L6">
      <style:paragraph-properties fo:line-height="100%" fo:text-align="start" style:justify-single-word="false"/>
      <style:text-properties officeooo:paragraph-rsid="0028517a"/>
    </style:style>
    <style:style style:name="P108" style:family="paragraph" style:parent-style-name="Standard" style:list-style-name="L10">
      <style:paragraph-properties fo:line-height="100%">
        <style:tab-stops>
          <style:tab-stop style:position="9.848cm"/>
        </style:tab-stops>
      </style:paragraph-properties>
      <style:text-properties officeooo:paragraph-rsid="003cb5cf"/>
    </style:style>
    <style:style style:name="P109" style:family="paragraph" style:parent-style-name="Standard">
      <style:paragraph-properties fo:line-height="100%">
        <style:tab-stops>
          <style:tab-stop style:position="9.848cm"/>
        </style:tab-stops>
      </style:paragraph-properties>
      <style:text-properties officeooo:paragraph-rsid="003cb5cf"/>
    </style:style>
    <style:style style:name="P110" style:family="paragraph" style:parent-style-name="Standard" style:list-style-name="L6">
      <style:paragraph-properties fo:line-height="100%" fo:text-align="start" style:justify-single-word="false"/>
      <style:text-properties style:text-underline-style="solid" style:text-underline-width="auto" style:text-underline-color="font-color" fo:font-weight="bold" officeooo:rsid="0028517a" officeooo:paragraph-rsid="0028517a" fo:background-color="transparent" style:font-weight-asian="bold" style:font-weight-complex="bold"/>
    </style:style>
    <style:style style:name="P111" style:family="paragraph" style:parent-style-name="Standard">
      <style:paragraph-properties fo:line-height="150%" fo:text-align="start" style:justify-single-word="false"/>
      <style:text-properties style:text-underline-style="solid" style:text-underline-width="auto" style:text-underline-color="font-color" fo:font-weight="normal" officeooo:rsid="0028517a" officeooo:paragraph-rsid="002b4cdd" fo:background-color="#f7d1d5" style:font-weight-asian="normal" style:font-weight-complex="normal"/>
    </style:style>
    <style:style style:name="P112" style:family="paragraph" style:parent-style-name="Standard" style:list-style-name="L7">
      <style:paragraph-properties fo:line-height="150%" fo:text-align="start" style:justify-single-word="false"/>
      <style:text-properties fo:font-style="italic" fo:font-weight="normal" officeooo:paragraph-rsid="003abfd0" fo:background-color="transparent" style:font-style-asian="italic" style:font-weight-asian="normal" style:font-style-complex="italic" style:font-weight-complex="normal"/>
    </style:style>
    <style:style style:name="P113" style:family="paragraph" style:parent-style-name="Standard">
      <style:paragraph-properties fo:line-height="150%" fo:text-align="start" style:justify-single-word="false"/>
      <style:text-properties fo:font-style="italic" fo:font-weight="bold" officeooo:paragraph-rsid="002b4cdd" style:font-style-asian="italic" style:font-weight-asian="bold" style:font-style-complex="italic" style:font-weight-complex="bold"/>
    </style:style>
    <style:style style:name="P114" style:family="paragraph" style:parent-style-name="Standard">
      <style:paragraph-properties fo:line-height="100%"/>
      <style:text-properties fo:font-style="italic" officeooo:paragraph-rsid="003cb5cf" style:font-style-asian="italic" style:font-style-complex="italic"/>
    </style:style>
    <style:style style:name="P115" style:family="paragraph" style:parent-style-name="Standard" style:list-style-name="L10">
      <style:paragraph-properties fo:line-height="150%">
        <style:tab-stops>
          <style:tab-stop style:position="9.848cm"/>
        </style:tab-stops>
      </style:paragraph-properties>
      <style:text-properties fo:font-style="normal" fo:font-weight="normal" officeooo:rsid="003cb5cf" officeooo:paragraph-rsid="003cb5cf" fo:background-color="transparent" style:font-style-asian="normal" style:font-weight-asian="normal" style:font-style-complex="normal" style:font-weight-complex="normal"/>
    </style:style>
    <style:style style:name="P116" style:family="paragraph" style:parent-style-name="Standard" style:list-style-name="L11">
      <style:paragraph-properties fo:line-height="150%">
        <style:tab-stops>
          <style:tab-stop style:position="9.848cm"/>
        </style:tab-stops>
      </style:paragraph-properties>
      <style:text-properties fo:font-style="normal" fo:font-weight="normal" officeooo:rsid="003cb5cf" officeooo:paragraph-rsid="003d5203" fo:background-color="transparent" style:font-style-asian="normal" style:font-weight-asian="normal" style:font-style-complex="normal" style:font-weight-complex="normal"/>
    </style:style>
    <style:style style:name="P117" style:family="paragraph" style:parent-style-name="Standard" style:list-style-name="L10">
      <style:paragraph-properties fo:line-height="100%">
        <style:tab-stops>
          <style:tab-stop style:position="9.848cm"/>
        </style:tab-stops>
      </style:paragraph-properties>
      <style:text-properties fo:font-style="normal" fo:font-weight="normal" officeooo:rsid="003cb5cf" officeooo:paragraph-rsid="003cb5cf" fo:background-color="transparent" style:font-style-asian="normal" style:font-weight-asian="normal" style:font-style-complex="normal" style:font-weight-complex="normal"/>
    </style:style>
    <style:style style:name="P118" style:family="paragraph" style:parent-style-name="Standard" style:list-style-name="L11">
      <style:paragraph-properties fo:line-height="150%">
        <style:tab-stops>
          <style:tab-stop style:position="9.848cm"/>
        </style:tab-stops>
      </style:paragraph-properties>
      <style:text-properties fo:font-style="normal" fo:font-weight="normal" officeooo:paragraph-rsid="003d5203" style:font-style-asian="normal" style:font-weight-asian="normal" style:font-style-complex="normal" style:font-weight-complex="normal"/>
    </style:style>
    <style:style style:name="P119" style:family="paragraph" style:parent-style-name="Standard" style:list-style-name="L11">
      <style:paragraph-properties fo:line-height="150%">
        <style:tab-stops>
          <style:tab-stop style:position="9.848cm"/>
        </style:tab-stops>
      </style:paragraph-properties>
      <style:text-properties fo:font-style="normal" fo:font-weight="bold" officeooo:rsid="003cb5cf" officeooo:paragraph-rsid="003d5203" fo:background-color="transparent" style:font-style-asian="normal" style:font-weight-asian="bold" style:font-style-complex="normal" style:font-weight-complex="bold"/>
    </style:style>
    <style:style style:name="P120" style:family="paragraph" style:parent-style-name="Standard">
      <style:paragraph-properties fo:line-height="150%" fo:text-align="start" style:justify-single-word="false"/>
      <style:text-properties style:text-underline-style="none" fo:font-weight="bold" officeooo:rsid="0028517a" officeooo:paragraph-rsid="0037bb66" fo:background-color="#f7d1d5" style:font-weight-asian="bold" style:font-weight-complex="bold"/>
    </style:style>
    <style:style style:name="P121" style:family="paragraph" style:parent-style-name="Standard">
      <style:paragraph-properties fo:line-height="150%" fo:text-align="start" style:justify-single-word="false"/>
      <style:text-properties style:text-underline-style="none" fo:font-weight="bold" officeooo:rsid="0028517a" officeooo:paragraph-rsid="002ad729" fo:background-color="#f7d1d5" style:font-weight-asian="bold" style:font-weight-complex="bold"/>
    </style:style>
    <style:style style:name="P122" style:family="paragraph" style:parent-style-name="Standard">
      <style:paragraph-properties fo:line-height="150%" fo:text-align="start" style:justify-single-word="false"/>
      <style:text-properties style:text-underline-style="none" fo:font-weight="normal" officeooo:rsid="0028517a" officeooo:paragraph-rsid="003c6676" fo:background-color="transparent" style:font-weight-asian="normal" style:font-weight-complex="normal"/>
    </style:style>
    <style:style style:name="P123" style:family="paragraph" style:parent-style-name="Standard">
      <style:paragraph-properties fo:line-height="150%" fo:text-align="start" style:justify-single-word="false"/>
      <style:text-properties style:text-underline-style="none" fo:font-weight="normal" officeooo:paragraph-rsid="002b4cdd" fo:background-color="transparent" style:font-weight-asian="normal" style:font-weight-complex="normal"/>
    </style:style>
    <style:style style:name="P124" style:family="paragraph" style:parent-style-name="Standard">
      <style:paragraph-properties fo:line-height="150%" fo:text-align="start" style:justify-single-word="false"/>
      <style:text-properties style:text-underline-style="none" fo:font-weight="normal" officeooo:paragraph-rsid="00426a57" fo:background-color="#ffff6d" style:font-weight-asian="normal" style:font-weight-complex="normal"/>
    </style:style>
    <style:style style:name="P125" style:family="paragraph" style:parent-style-name="Standard">
      <style:paragraph-properties fo:line-height="150%" fo:text-align="start" style:justify-single-word="false"/>
      <style:text-properties style:text-underline-style="none" fo:font-weight="normal" officeooo:paragraph-rsid="00426a57" fo:background-color="#f7d1d5" style:font-weight-asian="normal" style:font-weight-complex="normal"/>
    </style:style>
    <style:style style:name="P126" style:family="paragraph" style:parent-style-name="Standard">
      <style:paragraph-properties fo:line-height="150%" fo:text-align="start" style:justify-single-word="false"/>
      <style:text-properties style:font-name="Liberation Serif" officeooo:paragraph-rsid="00426a57"/>
    </style:style>
    <style:style style:name="P127" style:family="paragraph" style:parent-style-name="Standard">
      <style:paragraph-properties fo:line-height="150%" fo:text-align="start" style:justify-single-word="false"/>
      <style:text-properties style:font-name="Liberation Serif" style:text-underline-style="none" fo:font-weight="bold" officeooo:paragraph-rsid="003c6676" fo:background-color="transparent" style:font-weight-asian="bold" style:font-weight-complex="bold"/>
    </style:style>
    <style:style style:name="P128" style:family="paragraph" style:parent-style-name="Standard">
      <style:paragraph-properties fo:line-height="150%" fo:text-align="start" style:justify-single-word="false"/>
      <style:text-properties style:font-name="Liberation Serif" fo:font-weight="bold" officeooo:paragraph-rsid="003c6676" fo:background-color="transparent" style:font-weight-asian="bold" style:font-weight-complex="bold"/>
    </style:style>
    <style:style style:name="P129" style:family="paragraph" style:parent-style-name="Standard">
      <style:paragraph-properties fo:line-height="150%" fo:text-align="start" style:justify-single-word="false"/>
      <style:text-properties style:font-name="Liberation Serif" fo:font-weight="bold" officeooo:paragraph-rsid="002bd10a" fo:background-color="#f7d1d5" style:font-weight-asian="bold" style:font-weight-complex="bold"/>
    </style:style>
    <style:style style:name="P130" style:family="paragraph" style:parent-style-name="Standard">
      <style:paragraph-properties fo:line-height="150%" fo:text-align="start" style:justify-single-word="false"/>
      <style:text-properties style:font-name="Liberation Serif" officeooo:paragraph-rsid="003c6676" fo:background-color="transparent"/>
    </style:style>
    <style:style style:name="P131" style:family="paragraph" style:parent-style-name="Standard">
      <style:paragraph-properties fo:line-height="150%" fo:text-align="start" style:justify-single-word="false"/>
      <style:text-properties style:font-name="Liberation Serif" officeooo:paragraph-rsid="00426a57" fo:background-color="#f7d1d5"/>
    </style:style>
    <style:style style:name="P132" style:family="paragraph" style:parent-style-name="Standard">
      <style:paragraph-properties fo:line-height="150%" fo:text-align="start" style:justify-single-word="false"/>
      <style:text-properties officeooo:paragraph-rsid="0028517a" fo:background-color="#ffd8ce"/>
    </style:style>
    <style:style style:name="P133" style:family="paragraph" style:parent-style-name="Standard">
      <style:paragraph-properties fo:line-height="150%" fo:text-align="start" style:justify-single-word="false"/>
      <style:text-properties fo:font-size="12pt" fo:font-style="italic" style:text-underline-style="none" fo:font-weight="normal" officeooo:paragraph-rsid="003abfd0" style:font-size-asian="12pt" style:font-style-asian="italic" style:font-weight-asian="normal" style:font-size-complex="12pt" style:font-style-complex="italic" style:font-weight-complex="normal"/>
    </style:style>
    <style:style style:name="P134" style:family="paragraph" style:parent-style-name="Standard">
      <style:paragraph-properties fo:line-height="150%" fo:text-align="start" style:justify-single-word="false"/>
      <style:text-properties fo:font-size="12pt" officeooo:paragraph-rsid="003abfd0" style:font-size-asian="12pt" style:font-size-complex="12pt"/>
    </style:style>
    <style:style style:name="P135" style:family="paragraph">
      <loext:graphic-properties draw:fill="gradient" draw:fill-gradient-name="Green_20_Grass"/>
    </style:style>
    <style:style style:name="T1" style:family="text">
      <style:text-properties fo:font-weight="bold" style:font-weight-asian="bold" style:font-weight-complex="bold"/>
    </style:style>
    <style:style style:name="T2" style:family="text">
      <style:text-properties fo:font-weight="bold" officeooo:rsid="003abfd0" style:font-weight-asian="bold" style:font-weight-complex="bold"/>
    </style:style>
    <style:style style:name="T3" style:family="text">
      <style:text-properties fo:font-weight="bold" officeooo:rsid="0028517a" style:font-weight-asian="bold" style:font-weight-complex="bold"/>
    </style:style>
    <style:style style:name="T4" style:family="text">
      <style:text-properties fo:font-weight="bold" fo:background-color="transparent" loext:char-shading-value="0" style:font-weight-asian="bold" style:font-weight-complex="bold"/>
    </style:style>
    <style:style style:name="T5" style:family="text">
      <style:text-properties fo:font-weight="bold" officeooo:rsid="0027107d" fo:background-color="transparent" loext:char-shading-value="0" style:font-weight-asian="bold" style:font-weight-complex="bold"/>
    </style:style>
    <style:style style:name="T6" style:family="text">
      <style:text-properties fo:font-weight="bold" officeooo:rsid="0028517a" fo:background-color="transparent" loext:char-shading-value="0" style:font-weight-asian="bold" style:font-weight-complex="bold"/>
    </style:style>
    <style:style style:name="T7" style:family="text">
      <style:text-properties fo:font-weight="bold" officeooo:rsid="0028517a" fo:background-color="transparent" loext:char-shading-value="0" style:font-weight-asian="bold" style:font-weight-complex="bold"/>
    </style:style>
    <style:style style:name="T8" style:family="text">
      <style:text-properties fo:font-weight="bold" officeooo:rsid="0038d829" fo:background-color="transparent" loext:char-shading-value="0" style:font-weight-asian="bold" style:font-weight-complex="bold"/>
    </style:style>
    <style:style style:name="T9" style:family="text">
      <style:text-properties fo:font-weight="bold" officeooo:rsid="003cb5cf" fo:background-color="transparent" loext:char-shading-value="0" style:font-weight-asian="bold" style:font-weight-complex="bold"/>
    </style:style>
    <style:style style:name="T10" style:family="text">
      <style:text-properties fo:font-weight="bold" officeooo:rsid="003e6416" fo:background-color="transparent" loext:char-shading-value="0" style:font-weight-asian="bold" style:font-weight-complex="bold"/>
    </style:style>
    <style:style style:name="T11" style:family="text">
      <style:text-properties fo:font-weight="bold" officeooo:rsid="0028517a" fo:background-color="#ffff6d" loext:char-shading-value="0" style:font-weight-asian="bold" style:font-weight-complex="bold"/>
    </style:style>
    <style:style style:name="T12" style:family="text">
      <style:text-properties fo:font-weight="bold" fo:background-color="#ffff00" loext:char-shading-value="0" style:font-weight-asian="bold" style:font-weight-complex="bold"/>
    </style:style>
    <style:style style:name="T13" style:family="text">
      <style:text-properties fo:font-weight="bold" officeooo:rsid="003cb5cf" fo:background-color="#ffff00" loext:char-shading-value="0" style:font-weight-asian="bold" style:font-weight-complex="bold"/>
    </style:style>
    <style:style style:name="T14" style:family="text">
      <style:text-properties fo:font-weight="bold" officeooo:rsid="003e6416" fo:background-color="#81d41a" loext:char-shading-value="0" style:font-weight-asian="bold" style:font-weight-complex="bold"/>
    </style:style>
    <style:style style:name="T15" style:family="text">
      <style:text-properties fo:font-weight="bold" fo:background-color="#ffffa6" loext:char-shading-value="0" style:font-weight-asian="bold" style:font-weight-complex="bold"/>
    </style:style>
    <style:style style:name="T16" style:family="text">
      <style:text-properties officeooo:rsid="001c08d4"/>
    </style:style>
    <style:style style:name="T17" style:family="text">
      <style:text-properties officeooo:rsid="00216d25"/>
    </style:style>
    <style:style style:name="T18" style:family="text">
      <style:text-properties fo:background-color="transparent" loext:char-shading-value="0"/>
    </style:style>
    <style:style style:name="T19" style:family="text">
      <style:text-properties officeooo:rsid="0028517a" fo:background-color="transparent" loext:char-shading-value="0"/>
    </style:style>
    <style:style style:name="T20" style:family="text">
      <style:text-properties officeooo:rsid="0028517a" fo:background-color="transparent" loext:char-shading-value="0"/>
    </style:style>
    <style:style style:name="T21" style:family="text">
      <style:text-properties officeooo:rsid="002ad729" fo:background-color="transparent" loext:char-shading-value="0"/>
    </style:style>
    <style:style style:name="T22" style:family="text">
      <style:text-properties officeooo:rsid="003cb5cf" fo:background-color="transparent" loext:char-shading-value="0"/>
    </style:style>
    <style:style style:name="T23" style:family="text">
      <style:text-properties officeooo:rsid="003d5203" fo:background-color="transparent" loext:char-shading-value="0"/>
    </style:style>
    <style:style style:name="T24" style:family="text">
      <style:text-properties officeooo:rsid="003e6416" fo:background-color="transparent" loext:char-shading-value="0"/>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normal" officeooo:rsid="0028517a" fo:background-color="#f7d1d5" loext:char-shading-value="0" style:font-weight-asian="normal" style:font-weight-complex="normal"/>
    </style:style>
    <style:style style:name="T27" style:family="text">
      <style:text-properties style:text-underline-style="solid" style:text-underline-width="auto" style:text-underline-color="font-color" fo:font-weight="normal" fo:background-color="transparent" loext:char-shading-value="0" style:font-weight-asian="normal" style:font-weight-complex="normal"/>
    </style:style>
    <style:style style:name="T28" style:family="text">
      <style:text-properties style:text-underline-style="solid" style:text-underline-width="auto" style:text-underline-color="font-color" fo:font-weight="normal" fo:background-color="#ffd7d7" loext:char-shading-value="0" style:font-weight-asian="normal" style:font-weight-complex="normal"/>
    </style:style>
    <style:style style:name="T29" style:family="text">
      <style:text-properties style:text-underline-style="solid" style:text-underline-width="auto" style:text-underline-color="font-color" fo:font-weight="normal" officeooo:rsid="0038d829" fo:background-color="#ffd7d7" loext:char-shading-value="0" style:font-weight-asian="normal" style:font-weight-complex="normal"/>
    </style:style>
    <style:style style:name="T30" style:family="text">
      <style:text-properties style:text-underline-style="solid" style:text-underline-width="auto" style:text-underline-color="font-color" officeooo:rsid="0028517a" fo:background-color="#ffd7d7" loext:char-shading-value="0"/>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text-underline-style="solid" style:text-underline-width="auto" style:text-underline-color="font-color" fo:font-weight="bold" officeooo:rsid="00426a57" style:font-weight-asian="bold" style:font-weight-complex="bold"/>
    </style:style>
    <style:style style:name="T33" style:family="text">
      <style:text-properties style:text-underline-style="solid" style:text-underline-width="auto" style:text-underline-color="font-color" fo:font-weight="bold" officeooo:rsid="0028517a" style:font-weight-asian="bold" style:font-weight-complex="bold"/>
    </style:style>
    <style:style style:name="T34"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35" style:family="text">
      <style:text-properties style:text-underline-style="solid" style:text-underline-width="auto" style:text-underline-color="font-color" fo:font-weight="bold" officeooo:rsid="0028517a" fo:background-color="transparent" loext:char-shading-value="0" style:font-weight-asian="bold" style:font-weight-complex="bold"/>
    </style:style>
    <style:style style:name="T36" style:family="text">
      <style:text-properties style:text-underline-style="solid" style:text-underline-width="auto" style:text-underline-color="font-color" fo:font-weight="bold" officeooo:rsid="0028517a" fo:background-color="#ffd7d7" loext:char-shading-value="0" style:font-weight-asian="bold" style:font-weight-complex="bold"/>
    </style:style>
    <style:style style:name="T37" style:family="text">
      <style:text-properties style:text-underline-style="solid" style:text-underline-width="auto" style:text-underline-color="font-color" fo:font-weight="bold" officeooo:rsid="00426a57" fo:background-color="#ffd7d7" loext:char-shading-value="0" style:font-weight-asian="bold" style:font-weight-complex="bold"/>
    </style:style>
    <style:style style:name="T38" style:family="text">
      <style:text-properties style:text-underline-style="solid" style:text-underline-width="auto" style:text-underline-color="font-color" fo:font-weight="bold" officeooo:rsid="0028517a" fo:background-color="#ffff00" loext:char-shading-value="0" style:font-weight-asian="bold" style:font-weight-complex="bold"/>
    </style:style>
    <style:style style:name="T39" style:family="text">
      <style:text-properties style:text-underline-style="solid" style:text-underline-width="auto" style:text-underline-color="font-color" fo:font-weight="bold" officeooo:rsid="0028517a" fo:background-color="#ffff00" loext:char-shading-value="0" style:font-weight-asian="bold" style:font-weight-complex="bold"/>
    </style:style>
    <style:style style:name="T40" style:family="text">
      <style:text-properties style:text-underline-style="solid" style:text-underline-width="auto" style:text-underline-color="font-color" fo:font-weight="bold" officeooo:rsid="0028517a" fo:background-color="#f7d1d5" loext:char-shading-value="0" style:font-weight-asian="bold" style:font-weight-complex="bold"/>
    </style:style>
    <style:style style:name="T41" style:family="text">
      <style:text-properties style:text-underline-style="solid" style:text-underline-width="auto" style:text-underline-color="font-color" fo:font-weight="bold" officeooo:rsid="0028517a" fo:background-color="#f7d1d5" loext:char-shading-value="0" style:font-weight-asian="bold" style:font-weight-complex="bold"/>
    </style:style>
    <style:style style:name="T42" style:family="text">
      <style:text-properties style:text-underline-style="solid" style:text-underline-width="auto" style:text-underline-color="font-color" fo:background-color="#ffffa6" loext:char-shading-value="0"/>
    </style:style>
    <style:style style:name="T43" style:family="text">
      <style:text-properties style:text-underline-style="solid" style:text-underline-width="auto" style:text-underline-color="font-color" officeooo:rsid="0028517a" fo:background-color="#f7d1d5" loext:char-shading-value="0"/>
    </style:style>
    <style:style style:name="T44" style:family="text">
      <style:text-properties style:text-underline-style="solid" style:text-underline-width="auto" style:text-underline-color="font-color" officeooo:rsid="003cb5cf" fo:background-color="transparent" loext:char-shading-value="0"/>
    </style:style>
    <style:style style:name="T45" style:family="text">
      <style:text-properties style:text-underline-style="solid" style:text-underline-width="auto" style:text-underline-color="font-color" officeooo:rsid="003e6416" fo:background-color="transparent" loext:char-shading-value="0"/>
    </style:style>
    <style:style style:name="T46" style:family="text">
      <style:text-properties style:text-underline-style="solid" style:text-underline-width="auto" style:text-underline-color="font-color" officeooo:rsid="003e6416"/>
    </style:style>
    <style:style style:name="T47" style:family="text">
      <style:text-properties style:text-underline-style="solid" style:text-underline-width="auto" style:text-underline-color="font-color" officeooo:rsid="0028517a"/>
    </style:style>
    <style:style style:name="T48" style:family="text">
      <style:text-properties fo:font-style="normal" style:font-style-asian="normal" style:font-style-complex="normal"/>
    </style:style>
    <style:style style:name="T49" style:family="text">
      <style:text-properties fo:font-style="normal" officeooo:rsid="00224763" style:font-style-asian="normal" style:font-style-complex="normal"/>
    </style:style>
    <style:style style:name="T50" style:family="text">
      <style:text-properties fo:font-style="normal" officeooo:rsid="0022b84f" style:font-style-asian="normal" style:font-style-complex="normal"/>
    </style:style>
    <style:style style:name="T51" style:family="text">
      <style:text-properties fo:font-style="normal" officeooo:rsid="003cb5cf" style:font-style-asian="normal" style:font-style-complex="normal"/>
    </style:style>
    <style:style style:name="T52" style:family="text">
      <style:text-properties fo:font-style="normal" fo:font-weight="bold" fo:background-color="#ffffa6" loext:char-shading-value="0" style:font-style-asian="normal" style:font-weight-asian="bold" style:font-style-complex="normal" style:font-weight-complex="bold"/>
    </style:style>
    <style:style style:name="T53" style:family="text">
      <style:text-properties fo:font-style="normal" fo:font-weight="bold" officeooo:rsid="003cb5cf" fo:background-color="transparent" loext:char-shading-value="0" style:font-style-asian="normal" style:font-weight-asian="bold" style:font-style-complex="normal" style:font-weight-complex="bold"/>
    </style:style>
    <style:style style:name="T54" style:family="text">
      <style:text-properties fo:font-style="normal" fo:font-weight="bold" officeooo:rsid="003d5203" style:font-style-asian="normal" style:font-weight-asian="bold" style:font-style-complex="normal" style:font-weight-complex="bold"/>
    </style:style>
    <style:style style:name="T55" style:family="text">
      <style:text-properties fo:font-style="normal" fo:font-weight="bold" officeooo:rsid="003cb5cf" style:font-style-asian="normal" style:font-weight-asian="bold" style:font-style-complex="normal" style:font-weight-complex="bold"/>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fo:font-weight="normal" officeooo:rsid="003abfd0" fo:background-color="transparent" loext:char-shading-value="0" style:font-style-asian="normal" style:font-weight-asian="normal" style:font-style-complex="normal" style:font-weight-complex="normal"/>
    </style:style>
    <style:style style:name="T58" style:family="text">
      <style:text-properties fo:font-style="normal" fo:font-weight="normal" officeooo:rsid="003cb5cf" fo:background-color="transparent" loext:char-shading-value="0" style:font-style-asian="normal" style:font-weight-asian="normal" style:font-style-complex="normal" style:font-weight-complex="normal"/>
    </style:style>
    <style:style style:name="T59" style:family="text">
      <style:text-properties fo:font-style="normal" officeooo:rsid="003cb5cf" fo:background-color="transparent" loext:char-shading-value="0" style:font-style-asian="normal" style:font-style-complex="normal"/>
    </style:style>
    <style:style style:name="T60" style:family="text">
      <style:text-properties officeooo:rsid="0022b84f"/>
    </style:style>
    <style:style style:name="T61" style:family="text">
      <style:text-properties fo:font-weight="normal" fo:background-color="transparent" loext:char-shading-value="0" style:font-weight-asian="normal" style:font-weight-complex="normal"/>
    </style:style>
    <style:style style:name="T62" style:family="text">
      <style:text-properties fo:font-weight="normal" officeooo:rsid="0027107d" fo:background-color="transparent" loext:char-shading-value="0" style:font-weight-asian="normal" style:font-weight-complex="normal"/>
    </style:style>
    <style:style style:name="T63" style:family="text">
      <style:text-properties fo:font-weight="normal" officeooo:rsid="0028517a" fo:background-color="transparent" loext:char-shading-value="0" style:font-weight-asian="normal" style:font-weight-complex="normal"/>
    </style:style>
    <style:style style:name="T64" style:family="text">
      <style:text-properties fo:font-weight="normal" officeooo:rsid="0038d829" fo:background-color="transparent" loext:char-shading-value="0" style:font-weight-asian="normal" style:font-weight-complex="normal"/>
    </style:style>
    <style:style style:name="T65" style:family="text">
      <style:text-properties fo:font-weight="normal" officeooo:rsid="003abfd0" fo:background-color="transparent" loext:char-shading-value="0" style:font-weight-asian="normal" style:font-weight-complex="normal"/>
    </style:style>
    <style:style style:name="T66" style:family="text">
      <style:text-properties fo:font-weight="normal" officeooo:rsid="003cb5cf" fo:background-color="transparent" loext:char-shading-value="0" style:font-weight-asian="normal" style:font-weight-complex="normal"/>
    </style:style>
    <style:style style:name="T67" style:family="text">
      <style:text-properties fo:font-weight="normal" officeooo:rsid="00441680" fo:background-color="transparent" loext:char-shading-value="0" style:font-weight-asian="normal"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8517a" style:font-weight-asian="normal" style:font-weight-complex="normal"/>
    </style:style>
    <style:style style:name="T70" style:family="text">
      <style:text-properties style:text-underline-style="none" fo:font-weight="normal" fo:background-color="transparent" loext:char-shading-value="0" style:font-weight-asian="normal" style:font-weight-complex="normal"/>
    </style:style>
    <style:style style:name="T71" style:family="text">
      <style:text-properties style:text-underline-style="none" fo:font-weight="normal" style:font-weight-asian="normal" style:font-weight-complex="normal"/>
    </style:style>
    <style:style style:name="T72" style:family="text">
      <style:text-properties style:text-underline-style="none" fo:font-weight="bold" fo:background-color="transparent" loext:char-shading-value="0" style:font-weight-asian="bold" style:font-weight-complex="bold"/>
    </style:style>
    <style:style style:name="T73" style:family="text">
      <style:text-properties style:text-underline-style="none" fo:font-weight="bold" fo:background-color="#ffd7d7" loext:char-shading-value="0" style:font-weight-asian="bold" style:font-weight-complex="bold"/>
    </style:style>
    <style:style style:name="T74" style:family="text">
      <style:text-properties style:text-underline-style="none" fo:font-weight="bold" style:font-weight-asian="bold" style:font-weight-complex="bold"/>
    </style:style>
    <style:style style:name="T75" style:family="text">
      <style:text-properties style:font-name="Liberation Serif" officeooo:rsid="002bd10a"/>
    </style:style>
    <style:style style:name="T76" style:family="text">
      <style:text-properties officeooo:rsid="002e9dff"/>
    </style:style>
    <style:style style:name="T77" style:family="text">
      <style:text-properties fo:color="#c9211e"/>
    </style:style>
    <style:style style:name="T78" style:family="text">
      <style:text-properties fo:color="#c9211e" fo:font-weight="bold" style:font-weight-asian="bold" style:font-weight-complex="bold"/>
    </style:style>
    <style:style style:name="T79" style:family="text">
      <style:text-properties officeooo:rsid="0033b8b3"/>
    </style:style>
    <style:style style:name="T80" style:family="text">
      <style:text-properties fo:background-color="#ffffa6" loext:char-shading-value="0"/>
    </style:style>
    <style:style style:name="T81" style:family="text">
      <style:text-properties officeooo:rsid="003abfd0"/>
    </style:style>
    <style:style style:name="T82" style:family="text">
      <style:text-properties fo:font-style="italic" fo:font-weight="normal" officeooo:rsid="003cb5cf" fo:background-color="transparent" loext:char-shading-value="0" style:font-style-asian="italic" style:font-weight-asian="normal" style:font-style-complex="italic" style:font-weight-complex="normal"/>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officeooo:rsid="003c6676"/>
    </style:style>
    <style:style style:name="T85" style:family="text">
      <style:text-properties officeooo:rsid="003cb5cf"/>
    </style:style>
    <style:style style:name="T86" style:family="text">
      <style:text-properties fo:font-size="12pt" fo:font-style="italic" fo:font-weight="normal" officeooo:rsid="003cb5cf" fo:background-color="transparent" loext:char-shading-value="0" style:font-size-asian="12pt" style:font-style-asian="italic" style:font-weight-asian="normal" style:font-size-complex="12pt" style:font-style-complex="italic" style:font-weight-complex="normal"/>
    </style:style>
    <style:style style:name="T87" style:family="text">
      <style:text-properties fo:font-size="12pt" fo:font-style="italic" fo:font-weight="bold" officeooo:rsid="003cb5cf" fo:background-color="transparent" loext:char-shading-value="0" style:font-size-asian="12pt" style:font-style-asian="italic" style:font-weight-asian="bold" style:font-size-complex="12pt" style:font-style-complex="italic" style:font-weight-complex="bold"/>
    </style:style>
    <style:style style:name="T88" style:family="text">
      <style:text-properties fo:background-color="#ffd7d7" loext:char-shading-value="0"/>
    </style:style>
    <style:style style:name="T89" style:family="text">
      <style:text-properties officeooo:rsid="00426a5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cm" svg:stroke-color="#000000" draw:marker-start="" draw:marker-start-width="0cm" draw:marker-end-width="0cm" draw:fill="gradient" draw:fill-gradient-name="Green_20_Grass" draw:textarea-horizontal-align="justify" draw:textarea-vertical-align="middle" draw:auto-grow-height="false" fo:min-height="1.843cm" fo:min-width="3.507cm" fo:padding-top="0.004cm" fo:padding-bottom="0.004cm" fo:padding-left="0.004cm" fo:padding-right="0.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 draw:marker-start-width="0cm" draw:marker-end-width="0cm" draw:fill="gradient" draw:fill-gradient-name="Green_20_Grass" draw:textarea-horizontal-align="justify" draw:textarea-vertical-align="middle" draw:auto-grow-height="false" fo:min-height="2.198cm" fo:min-width="3.344cm" fo:padding-top="0.004cm" fo:padding-bottom="0.004cm" fo:padding-left="0.004cm" fo:padding-right="0.00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1. Co to jest testowanie:</text:p>
      <text:p text:style-name="P74">W skład <text:span text:style-name="T1">procesu testowego</text:span> wchodzą takie czynności jak: </text:p>
      <text:list xml:id="list2831434322" text:style-name="L1">
        <text:list-item>
          <text:p text:style-name="P84">planowanie</text:p>
        </text:list-item>
      </text:list>
      <text:list xml:id="list727554675" text:style-name="L2">
        <text:list-item>
          <text:p text:style-name="P85">analiza</text:p>
        </text:list-item>
        <text:list-item>
          <text:p text:style-name="P85">monitorowanie testów i nadzór nad testami</text:p>
        </text:list-item>
        <text:list-item>
          <text:p text:style-name="P85">projektowanie i implementacja testów</text:p>
        </text:list-item>
        <text:list-item>
          <text:p text:style-name="P85">raportowanie o postępie i wynikach testów </text:p>
        </text:list-item>
        <text:list-item>
          <text:p text:style-name="P85">dokonywanie oceny jakości przedmiotu testów</text:p>
        </text:list-item>
      </text:list>
      <text:p text:style-name="P74">Testowanie może wymagać uruchomienia testowanego modułu lub systemu – mamy wtedy do czynienia z tzw. <text:span text:style-name="T1">testowaniem dynamicznym</text:span>. Można również wykonywać testy bez uruchamiania testowanego obiektu – takie testowanie nazywa się <text:span text:style-name="T1">testowaniem statycznym</text:span>, a zatem testowanie obejmuje również przegląd produktów pracy takich jak: <text:span text:style-name="T1">wymagania, historyjki użytkownika i kod źródłowy. </text:span></text:p>
      <text:p text:style-name="P19"/>
      <text:p text:style-name="P26">1.1 Typowe cele testowania:</text:p>
      <text:list xml:id="list3536539847" text:style-name="L3">
        <text:list-item>
          <text:p text:style-name="P90">zapobieganie <text:span text:style-name="T1">defektom</text:span> poprzez dokonywanie oceny produktów pracy, takich jak: wymagania, historyjki użytkownika, projekt i kod;</text:p>
        </text:list-item>
      </text:list>
      <text:p text:style-name="P1"/>
      <text:list xml:id="list1180766847" text:style-name="L4">
        <text:list-item>
          <text:p text:style-name="P91">weryfikacja, czy zostały spełnione wszystkie wyspecyfikowane <text:span text:style-name="T1">wymagania</text:span>; </text:p>
          <text:p text:style-name="P91"/>
        </text:list-item>
        <text:list-item>
          <text:p text:style-name="P91">sprawdzanie, <text:span text:style-name="T1">czy przedmiot testów jest kompletny</text:span> i walidowanie, czy <text:span text:style-name="T1">działa zgodnie z oczekiwaniami użytkowników i innych interesariuszy</text:span>; </text:p>
          <text:p text:style-name="P91"/>
        </text:list-item>
        <text:list-item>
          <text:p text:style-name="P91"><text:span text:style-name="T1">budowanie zaufania do poziomu jakości przedmiotu testów</text:span>; </text:p>
          <text:p text:style-name="P91"/>
        </text:list-item>
        <text:list-item>
          <text:p text:style-name="P91"><text:span text:style-name="T1">wykrywanie defektów i awarii</text:span>, a tym samym zmniejszenie poziomu ryzyka związanego z niedostateczną jakością oprogramowania; </text:p>
          <text:p text:style-name="P91"/>
        </text:list-item>
        <text:list-item>
          <text:p text:style-name="P91">dostarczanie interesariuszom <text:span text:style-name="T1">informacji niezbędnych do podejmowania świadomych decyzji</text:span> (dotyczących zwłaszcza poziomu jakości przedmiotu testów) </text:p>
          <text:p text:style-name="P91"/>
        </text:list-item>
        <text:list-item>
          <text:p text:style-name="P98">przestrzeganie wymagań wynikających z umów, przepisów prawa i norm/standardów i/lub sprawdzanie, czy obiekt testów jest zgodny z tymi wymaganiami lub standardami.</text:p>
          <text:p text:style-name="P99"/>
          <text:p text:style-name="P99"/>
        </text:list-item>
      </text:list>
      <text:p text:style-name="P28"><text:span text:style-name="T16">1.2 </text:span><text:s/><text:span text:style-name="T16">Testowanie a debugowanie:</text:span></text:p>
      <text:p text:style-name="P47">Testowanie i debugowanie to dwie różne czynności.</text:p>
      <text:p text:style-name="P8">Wykonywanie testów pozwala ujawnić awarie, które są <text:span text:style-name="T1">skutkiem defektów w oprogramowaniu,</text:span> natomiast <text:span text:style-name="T1">debugowanie to czynność związana z wytwarzaniem oprogramowania, która polega na znajdowaniu, analizowaniu i usuwaniu tych defektów</text:span>. Następnie wykonywane jest <text:soft-page-break/>testowanie potwierdzające, które pozwala sprawdzić, czy wprowadzone poprawki w rezultacie spowodowały usunięcie defektów.</text:p>
      <text:p text:style-name="P8">Rygorystyczne testowanie modułów i systemów oraz związanej z nimi dokumentacji może pomóc w zmniejszeniu ryzyka wystąpienia awarii podczas eksploatacji oprogramowania.</text:p>
      <text:p text:style-name="P8"/>
      <text:p text:style-name="P29"><text:span text:style-name="T17">1.3 </text:span>Zapewnienie jakości a testowanie :</text:p>
      <text:p text:style-name="P29"/>
      <text:p text:style-name="P9">Testowanie jest często utożsamiane z zapewnieniem jakości (ang. <text:span text:style-name="T1">quality assurance</text:span>), ale w rzeczywistości <text:span text:style-name="T1">są to dwa oddzielne (chociaż powiązane ze sobą) procesy</text:span>, które zawierają się w szerszym pojęciu „<text:span text:style-name="T1">zarządzania jakością</text:span>” (ang. <text:span text:style-name="T1">quality management</text:span>). </text:p>
      <text:p text:style-name="P9"/>
      <text:p text:style-name="P14"><text:span text:style-name="T31">Zarządzanie jakością</text:span><text:span text:style-name="T1"> </text:span>obejmuje wszystkie czynności mające na celu <text:span text:style-name="T1">kierowanie i nadzorowanie działań organizacji w dziedzinie jakości</text:span>. <text:span text:style-name="T84">Jej elementami </text:span>są między innymi <text:span text:style-name="T1">zapewnienie jakości i kontrola jakości</text:span>.</text:p>
      <text:p text:style-name="P15"/>
      <text:p text:style-name="P15"><text:span text:style-name="T42">Zapewnienie jakości </text:span>skupia się zazwyczaj na skrupulatnym <text:span text:style-name="T1">realizowaniu właściwych procesów</text:span> w celu uzyskania pewności, że zostaną osiągnięte odpowiednie poziomy jakości. </text:p>
      <text:p text:style-name="P16"/>
      <text:p text:style-name="P15"><text:span text:style-name="T42">Kontrola jakości</text:span><text:span text:style-name="T80"> </text:span>obejmuje <text:span text:style-name="T1">cały szereg czynności, włączając w to czynności testowe</text:span>, <text:span text:style-name="T1">które wspierają osiągnięcie odpowiednich poziomów jakości w procesie wytwarzania oprogramowania</text:span>. </text:p>
      <text:p text:style-name="P15">Czynności testowe są ważnym elementem procesu wytwarzania lub pielęgnacji oprogramowania.</text:p>
      <text:p text:style-name="P15"/>
      <text:p text:style-name="P15"><text:span text:style-name="T78">Prawidłowy przebieg tego procesu (w tym testowania) jest istotny z punktu widzenia zapewnienia jakości, w związku z czym działania związane z zapewnieniem jakości wspierają właściwe testowanie.</text:span><text:span text:style-name="T77"> </text:span></text:p>
      <text:p text:style-name="P48"/>
      <text:p text:style-name="P78">„zarządzani<text:span text:style-name="T76">e</text:span> jakością” (ang. quality management)</text:p>
      <text:p text:style-name="P78"><draw:custom-shape text:anchor-type="paragraph" draw:z-index="1" draw:name="Kształt1" draw:style-name="gr2" draw:text-style-name="P135" svg:width="6.704cm" svg:height="4.41cm" svg:x="9.073cm" svg:y="0.3cm"><text:p>Kontrola jakości</text:p><text:p>-szereg czynności</text:p><text:p>Włączając w to</text:p><text:p>Czynności testowe <text:s/></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49"><draw:custom-shape text:anchor-type="paragraph" draw:z-index="0" draw:name="Kształt1" draw:style-name="gr1" draw:text-style-name="P135" svg:width="7.026cm" svg:height="3.7cm" svg:x="1.224cm" svg:y="0.111cm"><text:p>Zapewnienie jakości</text:p><text:p>-przez realizację</text:p><text:p>właściwych procesów</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49"/>
      <text:p text:style-name="P49"/>
      <text:p text:style-name="P48"/>
      <text:p text:style-name="P48"/>
      <text:p text:style-name="P48"/>
      <text:p text:style-name="P48"><text:soft-page-break/></text:p>
      <text:p text:style-name="P30"><text:span text:style-name="T49">1.4 </text:span>Pomyłki, defekty i awarie :</text:p>
      <text:p text:style-name="P30"/>
      <text:p text:style-name="P10">Na skutek pomyłki (błędu) człowieka w kodzie oprogramowania lub w innym związanym z nim produkcie pracy może powstać defekt (inaczej zwany usterką lub pluskwą). Pomyłka skutkująca wprowadzeniem defektu w jednym produkcie pracy może spowodować błąd skutkujący wprowadzeniem defektu w innym, powiązanym produkcie pracy. </text:p>
      <text:p text:style-name="P10"/>
      <text:p text:style-name="P20"><text:span text:style-name="T18">Wykonanie kodu zawierającego defekt może spowodować awarię, ale nie musi dziać się tak w przypadku każdego defektu. Niektóre defekty powodują awarię na przykład tylko po wprowadzeniu <text:s/></text:span>ściśle określonych danych wejściowych bądź na skutek wystąpienia określonych warunków wstępnych, które mogą zaistnieć bardzo rzadko lub nigdy. </text:p>
      <text:p text:style-name="P20"/>
      <text:p text:style-name="P51"><text:span text:style-name="T1">Pomyłki </text:span>mogą pojawiać się z wielu powodów, takich jak: • presja czasu; • omylność człowieka; • brak doświadczenia lub niedostateczne umiejętności uczestników projektu; • problemy związane z wymianą informacji między uczestnikami projektu (w tym nieporozumienia dotyczące rozumienia wymagań i dokumentacji projektowej); • złożoność kodu, projektu, architektury, rozwiązywanego problemu i/lub wykorzystywanej technologii; • nieporozumienia dotyczące interfejsów wewnątrz systemu i między systemami, zwłaszcza w przypadku dużej liczby tych systemów; • stosowanie nowych, nieznanych technologi.</text:p>
      <text:p text:style-name="P51"/>
      <text:p text:style-name="P62"><text:span text:style-name="T1">Awarie </text:span>– poza tymi wynikającymi z defektów w kodzie – mogą być również spowodowane <text:span text:style-name="T1">warunkami środowiskowymi</text:span>. Przykładem takich sytuacji i warunków są: promieniowanie, pole elektromagnetyczne lub zanieczyszczenie środowiska.</text:p>
      <text:p text:style-name="P62"/>
      <text:p text:style-name="P62">Nie wszystkie nieoczekiwane wyniki testów oznaczają awarie. <text:span text:style-name="T1">Wynik fałszywie pozytywny</text:span> może być, między innymi, skutkiem błędów związanych z wykonaniem testów, defektów w danych testowych, środowisku testowym, w innych testaliach itp. Podobne problemy mogą być przyczyną sytuacji odwrotnej – <text:span text:style-name="T1">wyniku fałszywie negatywnego, czyli sytuacji, w której testy nie wykrywają defektu, który powinny wykryć</text:span>. <text:span text:style-name="T1">Wyniki fałszywie pozytywne są raportowane jako defekty, których w rzeczywistości nie ma. </text:span></text:p>
      <text:p text:style-name="P52"/>
      <text:p text:style-name="P52"/>
      <text:p text:style-name="P52"/>
      <text:p text:style-name="P52"/>
      <text:p text:style-name="P31"><text:soft-page-break/><text:span text:style-name="T50">1.5 </text:span>Defekty, podstawowe przyczyny oraz skutki :</text:p>
      <text:p text:style-name="P31"/>
      <text:p text:style-name="P11">Podstawowa przyczyna defektu to <text:span text:style-name="T1">najwcześniejsze czynności lub warunki, które przyczyniły się do powstania defektu</text:span>. Przeanalizowanie defektu w celu zidentyfikowania podstawowej przyczyny pozwala zredukować wystąpienia podobnych defektów w przyszłości. Ponadto <text:span text:style-name="T1">analiza przyczyny podstawowej</text:span> — skupiająca się na najważniejszych, pierwotnych przyczynach defektów — może prowadzić do udoskonalenia procesów, co może z kolei przełożyć się na dalsze zmniejszenie liczby defektów w przyszłości.</text:p>
      <text:p text:style-name="P11"/>
      <text:p text:style-name="P31"><text:span text:style-name="T60">1.6 </text:span>Siedem zasad testowania:</text:p>
      <text:p text:style-name="P31"/>
      <text:p text:style-name="P75"><text:span text:style-name="T4">1. Testowanie ujawnia usterki, ale nie może dowieść ich braku </text:span>Testowanie może wykazać obecność defektów, ale nie może dowieść, że oprogramowanie jest od nich wolne. Tym samym testowanie zmniejsza prawdopodobieństwo, że w oprogramowaniu pozostaną niewykryte defekty, ale sam fakt niewykrycia defektów nie stanowi dowodu poprawności oprogramowania.</text:p>
      <text:p text:style-name="P75"/>
      <text:p text:style-name="P75"><text:span text:style-name="T1">2. Testowanie gruntowne jest niemożliwe </text:span>Przetestowanie wszystkiego (tj. wszystkich kombinacji danych wejściowych i warunków wstępnych) jest możliwe tylko w najprostszych przypadkach. W związku z tym, <text:span text:style-name="T1">wysiłki w testowaniu powinny być ukierunkowane raczej na analizę ryzyka, techniki testowania i priorytetyzację niż dążenie do testowania</text:span>.</text:p>
      <text:p text:style-name="P75"/>
      <text:p text:style-name="P75"><text:span text:style-name="T1">3. Wczesne testowanie oszczędza czas i pieniądze </text:span>Aby wcześnie wykryć defekty, należy rozpocząć testowanie statyczne i dynamiczne na jak najwcześniejszym etapie cyklu życia oprogramowania. Wczesne testowanie jest niekiedy nazywane „przesunięciem w lewo” (ang. shift left). Wykonywanie testów na wczesnym etapie cyklu życia oprogramowania pozwala ograniczyć lub wyeliminować kosztowne zmiany.</text:p>
      <text:p text:style-name="P75"/>
      <text:p text:style-name="P75"><text:span text:style-name="T1">4. Kumulowanie się defektów </text:span><text:span text:style-name="T88">Zwykle większość defektów wykrytych podczas testowania przed przekazaniem oprogramowania do eksploatacji lub większość awarii występujących w fazie eksploatacji występuje lub ma swoje źródło w niewielkiej liczbie modułów. </text:span>W rezultacie przewidywane skupiska defektów i skupiska defektów faktycznie zaobserwowane na etapie testowania lub eksploatacji są ważnym elementem analizy ryzyka, którą przeprowadza się w celu odpowiedniego ukierunkowania wysiłków związanych z testowaniem (o czym wspomniano w zasadzie nr 2.).</text:p>
      <text:p text:style-name="P75"/>
      <text:p text:style-name="P75"><text:soft-page-break/><text:span text:style-name="T1">5. Paradoks pestycydów</text:span> Ciągłe powtarzanie tych samych testów prowadzi do sytuacji, w której przestają one w pewnym momencie wykrywać nowe defekty. Aby móc wykrywać nowe defekty, może być konieczne zmodyfikowanie dotychczasowych testów i danych testowych, a także napisanie nowych testów. Niezmieniane testy tracą z czasem zdolność do wykrywania defektów, podobnie jak pestycydy po pewnym czasie nie są zdolne do eliminowania szkodników. W niektórych przypadkach — takich jak<text:span text:style-name="T1"> automatyczne testowanie regresji</text:span> — paradoks pestycydów może być korzystny, ponieważ pozwala potwierdzić, że liczba defektów związanych z regresją jest niewielka.</text:p>
      <text:p text:style-name="P75"/>
      <text:p text:style-name="P75"><text:span text:style-name="T1">6. Testowanie zależy od kontekstu</text:span> Testowanie wykonuje się w różny sposób w różnych kontekstach. Na przykład oprogramowanie sterujące systemami przemysłowymi, które jest krytyczne ze względów bezpieczeństwa, testuje się inaczej niż aplikację mobilną sklepu internetowego. Innym przykładem może być odmienny sposób przeprowadzania testów w projektach zwinnych i w tych prowadzonych zgodnie z modelem sekwencyjnym cyklu życia wytwarzania oprogramowania.</text:p>
      <text:p text:style-name="P75"/>
      <text:p text:style-name="P75"><text:span text:style-name="T1">7. Przekonanie o braku błędów jest błędem!</text:span> Niektóre organizacje oczekują, że testerzy będą w stanie uruchomić wszystkie możliwe testy i wykryć wszystkie możliwe defekty, ale powyższe zasady (odpowiednio nr 2 i 1) pokazują, że jest to niemożliwe. Co więcej, błędnym jest przekonanie, że samo znalezienie i naprawienie dużej liczby defektów zapewni pomyślne wdrożenie systemu (na przykład bardzo dokładne testowanie wszystkich wyspecyfikowanych wymagań i naprawienie wszystkich znalezionych defektów wciąż może nas nie uchronić od zbudowania systemu trudnego w obsłudze, który nie zaspokoi potrzeb oraz nie spełni oczekiwań użytkowników lub będzie miał gorsze parametry od konkurencyjnych rozwiązań).</text:p>
      <text:p text:style-name="P75"/>
      <text:p text:style-name="P27">1.7 Proces testowy:</text:p>
      <text:p text:style-name="P27"/>
      <text:p text:style-name="P106">Nie ma jednego uniwersalnego procesu testowania oprogramowania, ale istnieją typowe czynności testowe, bez stosowania których nie zostaną zrealizowane ustalone dla testowania cele. Czynności te składają się na proces testowy. </text:p>
      <text:p text:style-name="P17"/>
      <text:p text:style-name="P18">Przykładowymi czynnikami kontekstowymi, mającymi wpływ na proces testowy mogą być:</text:p>
      <text:p text:style-name="P18"/>
      <text:list xml:id="list2451384613" text:style-name="L5">
        <text:list-item>
          <text:p text:style-name="P93">wykorzystywany model cyklu życia oprogramowania i metodyki projektowe; </text:p>
        </text:list-item>
        <text:list-item>
          <text:p text:style-name="P93">rozważane poziomy testów i typy testów; </text:p>
        </text:list-item>
        <text:list-item>
          <text:p text:style-name="P93"><text:soft-page-break/>czynniki ryzyka produktowego i projektowego; </text:p>
        </text:list-item>
        <text:list-item>
          <text:p text:style-name="P93">dzied<text:span text:style-name="T79">zi</text:span>na biznesowa; </text:p>
        </text:list-item>
        <text:list-item>
          <text:p text:style-name="P93">ograniczenia operacyjne, w tym w szczególności: <text:s/>budżety i zasoby; <text:s/>harmonogramy; <text:s/>złożoność procesu lub projektu; <text:s/>wymagania wynikające z umów i przepisów; </text:p>
        </text:list-item>
        <text:list-item>
          <text:p text:style-name="P93">polityka testów i praktyki obowiązujące w organizacji; </text:p>
        </text:list-item>
        <text:list-item>
          <text:p text:style-name="P93">wymagane normy/standardy wewnętrzne i zewnętrzne</text:p>
        </text:list-item>
      </text:list>
      <text:p text:style-name="P2"/>
      <text:p text:style-name="P76"><text:span text:style-name="T5">W procesie testowym wyróżnia się następujące, główne grupy czynności</text:span><text:span text:style-name="T62">: </text:span></text:p>
      <text:p text:style-name="P3">• planowanie testów;</text:p>
      <text:p text:style-name="P3">• monitorowanie testów i nadzór nad testami; </text:p>
      <text:p text:style-name="P3">• analiza testów; </text:p>
      <text:p text:style-name="P3">• <text:span text:style-name="T25">projektowanie testów; </text:span></text:p>
      <text:p text:style-name="P3"><text:span text:style-name="T25">• implementacja testów;</text:span> </text:p>
      <text:p text:style-name="P3">• wykonywanie testów; </text:p>
      <text:p text:style-name="P3">• ukończenie testów. </text:p>
      <text:p text:style-name="P3"/>
      <text:p text:style-name="P80"><text:span text:style-name="T62">T</text:span><text:span text:style-name="T61">esty mogą odbywać się metodą iteracyjną np. w </text:span><text:span text:style-name="T4">modelu zwinnego</text:span><text:span text:style-name="T61"> wytwarzania oprogramowania </text:span></text:p>
      <text:p text:style-name="P24">projektowanie-tworzenie-testowanie produktu</text:p>
      <text:p text:style-name="P25"/>
      <text:p text:style-name="P70"><text:span text:style-name="T63">Iteracje </text:span><text:span text:style-name="T18">odbywają się w sposób ciągły i są objęte ciągłym planowaniem </text:span><text:span text:style-name="T63">.</text:span></text:p>
      <text:p text:style-name="P4"/>
      <text:p text:style-name="P71"><text:span text:style-name="T63">Nawet w przypadku stosowania </text:span><text:span text:style-name="T6">modeli sekwencyjnych</text:span><text:span text:style-name="T63"> wytwarzania oprogramowania, w których główne czynności są wykonywane krokowo w logicznej kolejności, pewne elementy nakładają się na siebie, są wykonywane łącznie lub równocześnie bądź są pomijane. </text:span></text:p>
      <text:p text:style-name="P5"/>
      <text:p text:style-name="P21">Planowanie testów:</text:p>
      <text:p text:style-name="P72"><text:span text:style-name="T63">obejmuje czynności, których efektem jest </text:span><text:span text:style-name="T6">zdefiniowanie celów testowania</text:span><text:span text:style-name="T63"> oraz określenie podejścia do osiągania celów testowania w granicach wyznaczonych przez kontekst.</text:span></text:p>
      <text:p text:style-name="P5"/>
      <text:p text:style-name="P72"><text:span text:style-name="T11">Monitorowanie testów:</text:span><text:span text:style-name="T63"> </text:span></text:p>
      <text:p text:style-name="P72"><text:span text:style-name="T63">polega na </text:span><text:span text:style-name="T6">ciągłym porównywaniu rzeczywistego z zaplanowanym postępem testowania</text:span><text:span text:style-name="T63"> przy użyciu miar specjalnie w tym celu zdefiniowanych w planie testów. Nadzór nad testami polega na podejmowaniu działań, które są niezbędne do osiągnięcia celów wyznaczonych w planie testów (</text:span><text:span text:style-name="T6">z uwzględnieniem jego ewentualnych aktualizacji</text:span><text:span text:style-name="T63">).</text:span></text:p>
      <text:p text:style-name="P6"/>
      <text:p text:style-name="P72"><text:soft-page-break/><text:span text:style-name="T11">Analiza testów</text:span><text:span text:style-name="T63"> :</text:span></text:p>
      <text:p text:style-name="P72"><text:span text:style-name="T6">służy do ustalenia tego, „co” należy przetestować </text:span><text:span text:style-name="T63">(w kategoriach mierzalnych kryteriów pokrycia). </text:span><text:span text:style-name="T6">Główne czynności wykonywane w ramach analizy testów to: </text:span></text:p>
      <text:list xml:id="list4167509010" text:style-name="L6">
        <text:list-item>
          <text:p text:style-name="P107"><text:span text:style-name="T63">dokonywanie analizy </text:span><text:span text:style-name="T6">podstawy testów właściwej dla rozważanego poziomu testów</text:span><text:span text:style-name="T63">, np.: specyfikacji wymagań, takich jak: wymagania biznesowe, wymagania funkcjonalne, wymagania systemowe, historyjki użytkownika, opowieści (ang. epic) 2 , przypadki użycia lub podobne produkty pracy, które określają pożądane zachowanie funkcjonalne i niefunkcjonalne modułu lub systemu; </text:span></text:p>
          <text:p text:style-name="P94"/>
        </text:list-item>
        <text:list-item>
          <text:p text:style-name="P94"><text:span text:style-name="T1">dokonywanie oceny testowalności podstawy testów i elementów testowych w celu zidentyfikowania często występujących typów defektów</text:span>, które mogą powodować problemy z testowalnością, takich jak: <text:span text:style-name="T1">niejednoznaczności; <text:s/>pominięcia; <text:s/>niespójności; nieścisłości; sprzeczności; nadmiarowe (zbędne) instrukcje</text:span>; </text:p>
          <text:p text:style-name="P94"/>
        </text:list-item>
        <text:list-item>
          <text:p text:style-name="P102">identyfikowanie cech i zbiorów cech, które mają zostać przetestowane; </text:p>
          <text:p text:style-name="P94"/>
        </text:list-item>
        <text:list-item>
          <text:p text:style-name="P102">definiowanie warunków testowych w odniesieniu do poszczególnych cech oraz określenie ich priorytetów na podstawie analizy podstawy testów ;</text:p>
          <text:p text:style-name="P94"/>
        </text:list-item>
        <text:list-item>
          <text:p text:style-name="P110">stworzenie możliwości dwukierunkowego śledzenia powiązań między elementami podstawy testów a związanymi z nimi warunkami testowymi ;</text:p>
        </text:list-item>
      </text:list>
      <text:p text:style-name="P7"/>
      <text:p text:style-name="P4">Identyfikowanie defektów na etapie analizy testów jest istotną potencjalną korzyścią, zwłaszcza gdy nie stosuje się żadnego innego procesu przeglądu i/lub gdy proces testowy jest ściśle powiązany z procesem przeglądu. </text:p>
      <text:p text:style-name="P132"><text:span text:style-name="T69">Warto w tym miejscu podać przykład takich technik jak: </text:span><text:span text:style-name="T3">wytwarzanie sterowane zachowaniem (ang. Behavior Driven Development — BDD) i wytwarzanie sterowane testami akceptacyjnymi (ang. Acceptance Test Driven Development — ATDD</text:span><text:span text:style-name="T69">), które obejmuje generowanie warunków testowych i przypadków testowych na podstawie historyjek użytkownika i kryteriów akceptacji przed rozpoczęciem tworzenia kodu </text:span></text:p>
      <text:p text:style-name="P4"/>
      <text:p text:style-name="P22">Projektowanie testów :</text:p>
      <text:p text:style-name="P23"><text:span text:style-name="T63">Podczas projektowania testów </text:span><text:span text:style-name="T19">warunki testowe są przekształcane w przypadki testowe wysokiego poziomu</text:span><text:span text:style-name="T63">, zbiory takich przypadków testowych oraz w inne testalia. W związku z tym, o ile </text:span><text:span text:style-name="T43">analiza testów odpowiada na pytanie: „co należy przetestować?</text:span><text:span text:style-name="T26">”, </text:span></text:p>
      <text:p text:style-name="P122">o tyle </text:p>
      <text:p text:style-name="P23"><text:span text:style-name="T43">projektowanie testów odpowiada na pytanie: „jak należy testować?</text:span><text:span text:style-name="T26">”. <text:s/></text:span></text:p>
      <text:p text:style-name="P34"/>
      <text:p text:style-name="P34"/>
      <text:p text:style-name="P34"/>
      <text:p text:style-name="P34"/>
      <text:p text:style-name="P37"><text:soft-page-break/><text:span text:style-name="T21">G</text:span><text:span text:style-name="T19">łówne czynności wykonywane w ramach projektowania testów to: </text:span></text:p>
      <text:p text:style-name="P40">• <text:span text:style-name="T1">projektowanie przypadków testowych i zbiorów przypadków testowych</text:span> oraz określenie ich priorytetów; </text:p>
      <text:p text:style-name="P40">• <text:span text:style-name="T1">identyfikowanie danych testowych</text:span> niezbędnych do obsługi warunków testowych i przypadków testowych; </text:p>
      <text:p text:style-name="P40">• <text:span text:style-name="T1">projektowanie środowiska testowego</text:span> oraz zidentyfikowanie wszelkich niezbędnych narzędzi i elementów infrastruktury;</text:p>
      <text:p text:style-name="P40">• <text:span text:style-name="T1">tworzenie możliwości dwukierunkowego śledzenia powiązań między podstawą testów, warunkami testowymi a przypadkami testowymi </text:span>(patrz p. 1.4.4.). </text:p>
      <text:p text:style-name="P41">Rozwinięcie warunków testowych w przypadki testowe i zbiory przypadków testowych na etapie projektowania testów wymaga często użycia odpowiednich technik testowania (patrz rozdział 4.). </text:p>
      <text:p text:style-name="P41"/>
      <text:p text:style-name="P120">Tak jak w przypadku analizy testów, projektowanie testów może również skutkować identyfikacją podobnych typów defektów w podstawie testów, co jest ważną potencjalną korzyścią. </text:p>
      <text:p text:style-name="P121"/>
      <text:p text:style-name="P38">Implementacja testów :</text:p>
      <text:p text:style-name="P124"><text:span text:style-name="T19">Podczas implementacji testów tworzy się i/lub kończy testalia niezbędne do wykonania testów, w tym szeregowanie przypadków testowych w ramach procedur testowych. W związku z tym, o ile </text:span><text:span text:style-name="T41">projektowanie testów odpowiada na pytanie: „jak testować?”</text:span></text:p>
      <text:p text:style-name="P124"><text:span text:style-name="T20">o tyle</text:span></text:p>
      <text:p text:style-name="P125"><text:span text:style-name="T32">i</text:span><text:span text:style-name="T33">mplementacja testów odpowiada na pytanie: „czy mamy wszystko, co jest potrzebne do uruchomienia testów?”</text:span><text:span text:style-name="T47"> </text:span></text:p>
      <text:p text:style-name="P35"/>
      <text:p text:style-name="P42"><text:span text:style-name="T1">Główne czynności wykonywane w ramach implementacji testów to:</text:span> </text:p>
      <text:p text:style-name="P42">• <text:span text:style-name="T1">opracowanie procedur testowych i określenie ich priorytetów </text:span>oraz, potencjalnie, utworzenie skryptów testów automatycznych; </text:p>
      <text:p text:style-name="P42">• <text:span text:style-name="T1">utworzenie zestawów testowych</text:span> (na podstawie procedur testowych) oraz skryptów testów automatycznych (jeśli istnieją testy automatyczne); </text:p>
      <text:p text:style-name="P42">• <text:span text:style-name="T1">uporządkowanie zestawów testowych w harmonogram wykonywania testów w sposób zapewniający efektywny przebieg całego procesu </text:span></text:p>
      <text:p text:style-name="P44">• <text:span text:style-name="T1">zbudowanie środowiska testowego</text:span> (włączając w to - jeśli to konieczne - jarzma testowe, wirtualizację usług, symulatory i inne elementy infrastrukturalne) oraz sprawdzenie, czy zostało ono poprawnie skonfigurowane; </text:p>
      <text:p text:style-name="P44"><text:soft-page-break/>• <text:span text:style-name="T1">przygotowanie danych testowych i sprawdzenie, czy zostały poprawnie załadowane do środowiska testowego; </text:span></text:p>
      <text:p text:style-name="P44">• <text:span text:style-name="T1">zweryfikowanie i zaktualizowanie dwukierunkowego śledzenia powiązań </text:span><text:span text:style-name="T68">między podstawą testów, warunkami testowymi, przypadkami testowymi, procedurami testowymi i zestawami testowymi </text:span></text:p>
      <text:p text:style-name="P44"/>
      <text:p text:style-name="P111">Zadania związane z projektowaniem i implementacją testów są często łączone. </text:p>
      <text:p text:style-name="P111"/>
      <text:p text:style-name="P39">Wykonywanie testów :</text:p>
      <text:p text:style-name="P43">Podczas wykonywania testów uruchamiane są zestawy testowe, zgodnie z harmonogramem wykonywania testów. </text:p>
      <text:p text:style-name="P36">Główne czynności przeprowadzane w ramach wykonywania testów to: </text:p>
      <text:p text:style-name="P43">• <text:span text:style-name="T1">zarejestrowanie danych identyfikacyjnych </text:span>i wersji elementów testowych bądź przedmiotu testów, narzędzi testowych i testaliów; </text:p>
      <text:p text:style-name="P43">• <text:span text:style-name="T1">wykonywanie testów ręcznie lub przy użyciu narzędzi do wykonywania testów; </text:span></text:p>
      <text:p text:style-name="P36">• porównanie rzeczywistych wyników testów z wynikami oczekiwanymi; </text:p>
      <text:p text:style-name="P43">• <text:span text:style-name="T1">przeanalizowanie anomalii w celu ustalenia ich prawdopodobnych przyczyn </text:span>(np. awarie mogą być wynikiem defektów w kodzie, ale mogą się pojawić również wyniki fałszywie pozytywne<text:span text:style-name="T89">)</text:span>; </text:p>
      <text:p text:style-name="P43">• <text:span text:style-name="T1">raportowanie defektów </text:span>oparte na obserwowanych awariach (patrz podrozdział 5.6.); </text:p>
      <text:p text:style-name="P43">• <text:span text:style-name="T1">zarejestrowanie (zalogowanie) wyniku wykonania testów </text:span>(np. zaliczenie, niezaliczenie, test blokujący); </text:p>
      <text:p text:style-name="P43">• <text:span text:style-name="T1">powtórzenie czynności testowych w wyniku działań podjętych w związku z wystąpieniem anomalii </text:span>albo w ramach zaplanowanego testowania (np. testowania potwierdzającego, wykonywania poprawionego testu i/lub testowania regresji); </text:p>
      <text:p text:style-name="P43">• <text:span text:style-name="T1">zweryfikowanie i zaktualizowanie możliwości dwukierunkowego śledzenia powiązań między podstawą testów, warunkami testowymi, przypadkami testowymi, procedurami testowymi a wynikami testów. </text:span></text:p>
      <text:p text:style-name="P43"/>
      <text:p text:style-name="P79">Ukończenie testów:</text:p>
      <text:p text:style-name="P126"><text:span text:style-name="T70">Ukończenie testów </text:span><text:span text:style-name="T27">polega na zebraniu danych pochodzących z wykonanych czynności testowych w celu usystematyzowania i połączenia zdobytych doświadczeń, testaliów oraz innych istotnych informacji.</text:span><text:span text:style-name="T70"> </text:span></text:p>
      <text:p text:style-name="P126"><text:span text:style-name="T70"/></text:p>
      <text:p text:style-name="P126"><text:span text:style-name="T70"/></text:p>
      <text:p text:style-name="P131"><text:soft-page-break/><text:span text:style-name="T74">Czynności związane z ukończeniem testów są wykonywane w momencie osiągnięcia kamieni milowych projektu, takich jak: </text:span></text:p>
      <text:p text:style-name="P127">- przekazanie systemu lub oprogramowania do eksploatacji,</text:p>
      <text:p text:style-name="P130"><text:span text:style-name="T74">- </text:span><text:span text:style-name="T1">zakończenie realizacji (lub anulowanie) projektu,</text:span></text:p>
      <text:p text:style-name="P128">- zakończenie iteracji projektu zwinnego,</text:p>
      <text:p text:style-name="P128">- ukończenie testów danego poziomu</text:p>
      <text:p text:style-name="P128">- zakończenie prac nad wydaniem pielęgnacyjnym (ang. maintenance release) </text:p>
      <text:p text:style-name="P82"/>
      <text:p text:style-name="P129">Główne czynności wykonywane w ramach ukończenia testów to: </text:p>
      <text:p text:style-name="P81">•<text:span text:style-name="T1"> sprawdzenie, czy wszystkie raporty o defektach są zamknięte oraz wprowadzenie żądań zmian lub pozycji do rejestru produktu w odniesieniu do wszelkich defektów, które nie zostały rozwiązane do momentu zakończenia wykonywania testów; </text:span></text:p>
      <text:p text:style-name="P81">• <text:span text:style-name="T1">utworzenie sumarycznego raportu z testów</text:span>, który zostanie przekazany interesariuszom; </text:p>
      <text:p text:style-name="P81">• <text:span text:style-name="T83">dla wersji końcowych: zarchiwizowanie środowiska testowego, danych testowych, infrastruktury testowej oraz innych testaliów, do ponownego wykorzystania w przyszłości; </text:span></text:p>
      <text:p text:style-name="P81">• <text:span text:style-name="T1">przekazanie testaliów zespołom odpowiedzialnym za pielęgnację, innym zespołom projektowym i/lub innym interesariuszom</text:span>, którzy mogą odnieść korzyść z ich użycia; </text:p>
      <text:p text:style-name="P81">• <text:span text:style-name="T1">przeanalizowanie wniosków z ukończonych czynności testowych</text:span> (ang. lessons learned) w celu ustalenia, jakie zmiany będą konieczne w przypadku przyszłych iteracji, wydań i projektów; </text:p>
      <text:p text:style-name="P81">• <text:span text:style-name="T1">wykorzystanie zebranych informacji do zwiększenia dojrzałości procesu testowego.</text:span></text:p>
      <text:p text:style-name="P81"/>
      <text:p text:style-name="P32"><text:span text:style-name="T75">1.8 </text:span>Produkty pracy związane z testowaniem :</text:p>
      <text:p text:style-name="P32"/>
      <text:list xml:id="list84923373" text:style-name="L7">
        <text:list-item>
          <text:p text:style-name="P86"><text:span text:style-name="T15">Produkty pracy planowania testów</text:span><text:span text:style-name="T4"> - </text:span><text:span text:style-name="T8">p</text:span><text:span text:style-name="T4">lan/</text:span><text:span text:style-name="T8">plany</text:span><text:span text:style-name="T4"> testów zawiera</text:span><text:span text:style-name="T8">jące</text:span><text:span text:style-name="T4"> informacje na temat podstawy testów</text:span><text:span text:style-name="T61">, z którą zostaną powiązane za pośrednictwem informacji śledzenia inne produkty pracy związane z testowaniem. Ponadto określa się w nim kryteria wyjścia (definicję ukończenia)</text:span></text:p>
          <text:p text:style-name="P95"/>
        </text:list-item>
        <text:list-item>
          <text:p text:style-name="P87"><text:span text:style-name="T15">Produkty pracy monitorowania testów i nadzoru nad testami</text:span><text:span text:style-name="T4"> </text:span><text:span text:style-name="T61">- <text:s/></text:span><text:span text:style-name="T64">t</text:span><text:span text:style-name="T61">ypowymi produktami pracy związanymi z monitorowaniem testów i nadzorem nad testami są różnego rodzaju raporty z testów </text:span><text:span text:style-name="T64">są to</text:span><text:span text:style-name="T8"> </text:span><text:span text:style-name="T4">raporty o postępie testów</text:span><text:span text:style-name="T61"> (tworzone na bieżąco i/lub w regularnych odstępach czasu) oraz </text:span><text:span text:style-name="T4">sumaryczne raporty z testów</text:span><text:span text:style-name="T61"> (tworzone w momencie osiągnięcia poszczególnych kamieni milowych projektu). </text:span></text:p>
          <text:p text:style-name="P87"><text:soft-page-break/><text:span text:style-name="T64">P</text:span><text:span text:style-name="T61">owinny zawierać szczegółowe informacje na temat dotychczasowego przebiegu procesu testowego. </text:span><text:span text:style-name="T8">P</text:span><text:span text:style-name="T4">owinny również odnosić się do kwestii dotyczących zarządzania projektem, takich jak: ukończenie zadań, alokacja i zużycie zasobów czy też pracochłonność </text:span></text:p>
          <text:p text:style-name="P96"/>
        </text:list-item>
        <text:list-item>
          <text:p text:style-name="P87"><text:span text:style-name="T15">Produkty pracy analizy testów</text:span><text:span text:style-name="T4"> </text:span><text:span text:style-name="T61">- </text:span><text:span text:style-name="T34">obejmują zdefiniowane i uszeregowane według priorytetów warunki testowe</text:span><text:span text:style-name="T61">, przy czym pożądana jest możliwość dwukierunkowego śledzenia powiązań między tymi warunkami a pokrywanymi przez nie elementami podstawy testów. </text:span></text:p>
          <text:p text:style-name="P87"><text:span text:style-name="T61">W przypadku testowania eksploracyjnego, w wyniku analizy testów mogą również powstawać </text:span><text:span text:style-name="T4">karty opisu testów</text:span><text:span text:style-name="T61">. <text:s/></text:span><text:span text:style-name="T29">A</text:span><text:span text:style-name="T28">naliza testów może prowadzić do wykrycia i zgłoszenia defektów w podstawie testów.</text:span></text:p>
          <text:p text:style-name="P96"/>
        </text:list-item>
        <text:list-item>
          <text:p text:style-name="P87"><text:span text:style-name="T15">Produkty pracy projektowania testów –</text:span><text:span text:style-name="T61"> </text:span><text:span text:style-name="T65">w </text:span><text:span text:style-name="T61">wyniku projektowania testów – w oparciu o zdefiniowane w analizie testów warunki testowe - </text:span><text:span text:style-name="T4">powstają przypadki testowe i zbiory przypadków testowych. </text:span><text:span text:style-name="T61">Wśród rezultatów etapu projektowania testów można również wymienić::</text:span></text:p>
          <text:p text:style-name="P87"><text:span text:style-name="T65">-</text:span><text:span text:style-name="T61"> zaprojektowanie i/lub zidentyfikowanie niezbędnych danych testowych; </text:span></text:p>
          <text:p text:style-name="P87"><text:span text:style-name="T65">- </text:span><text:span text:style-name="T61">zaprojektowanie środowiska testowego; </text:span></text:p>
          <text:p text:style-name="P96">- zidentyfikowanie infrastruktury i narzędzi, </text:p>
        </text:list-item>
      </text:list>
      <text:p text:style-name="P12"/>
      <text:list xml:id="list132050797038249" text:continue-numbering="true" text:style-name="L7">
        <text:list-item>
          <text:p text:style-name="P87"><text:span text:style-name="T15">Produkty pracy implementacji testów </text:span><text:span text:style-name="T61"><text:s/>- </text:span><text:span text:style-name="T65">p</text:span><text:span text:style-name="T61">rodukty pracy związane z implementacją testów to między innymi: </text:span></text:p>
          <text:p text:style-name="P96">- <text:span text:style-name="T1">procedury testowe oraz kolejność ich wykonywania</text:span>; </text:p>
          <text:p text:style-name="P96">- <text:span text:style-name="T1">zestawy testowe; </text:span></text:p>
          <text:p text:style-name="P96">- <text:span text:style-name="T1">harmonogram wykonywania testów;</text:span></text:p>
          <text:p text:style-name="P103"/>
          <text:p text:style-name="P112">W pewnych sytuacjach implementacja testów wiąże się również z utworzeniem produktów pracy, które wykorzystują narzędzia lub z których te narzędzia korzystają.. Przykłady takich produktów pracy to wirtualizacja usług czy skrypty testów automatycznych.</text:p>
          <text:p text:style-name="P112"/>
          <text:p text:style-name="P96">Na etapie implementacji testów można również doprecyzować warunki testowe zdefiniowane podczas analizy testów </text:p>
        </text:list-item>
      </text:list>
      <text:p text:style-name="P46"/>
      <text:p text:style-name="P46"/>
      <text:list xml:id="list132049422827664" text:continue-numbering="true" text:style-name="L7">
        <text:list-item>
          <text:p text:style-name="P87"><text:soft-page-break/><text:span text:style-name="T52">Produkty pracy wykonywania testów</text:span><text:span text:style-name="T56"> - </text:span><text:span text:style-name="T57"><text:s/>d</text:span>o produktów pracy związanych z wykonywaniem testów zaliczają się między innymi: </text:p>
          <text:p text:style-name="P87"/>
          <text:p text:style-name="P87">- <text:span text:style-name="T1">dokumentacja dotycząca statusu</text:span> <text:span text:style-name="T1">poszczególnych przypadków testowych lub procedur testowych (np.: gotowy do wykonania, zaliczony, niezaliczony, zablokowany, celowo pominięty itd.); </text:span></text:p>
          <text:p text:style-name="P87"><text:span text:style-name="T81">- </text:span><text:span text:style-name="T2">r</text:span><text:span text:style-name="T1">aporty o defektach</text:span>; </text:p>
          <text:p text:style-name="P87">- <text:span text:style-name="T1">dokumentacja wskazująca, które elementy testowe, przedmioty testów, narzędzia testowe i testalia zostały wykorzystane w ramach testowania. </text:span></text:p>
          <text:p text:style-name="P87"><text:span text:style-name="T1"/></text:p>
        </text:list-item>
      </text:list>
      <text:p text:style-name="P133">Można wskazać, które wymagania zostały całkowicie przetestowane i pomyślnie przeszły testy, które wymagania nie przeszły testów i/lub wiążą się z defektami oraz które wymagania nie zostały jeszcze w pełni przetestowane. Umożliwia to sprawdzenie, czy zostały spełnione kryteria pokrycia testowego oraz przedstawienie rezultatów testów w raportach w sposób zrozumiały dla interesariuszy. </text:p>
      <text:p text:style-name="P134"/>
      <text:list xml:id="list40804093" text:style-name="L8">
        <text:list-item>
          <text:p text:style-name="P88"><text:span text:style-name="T15">Produkty pracy ukończenia testów</text:span><text:span text:style-name="T61"> <text:s/>- </text:span><text:span text:style-name="T65">p</text:span>rodukty pracy związane z ukończeniem testów to między innymi: </text:p>
          <text:p text:style-name="P100">- sumaryczne raporty z testów,</text:p>
          <text:p text:style-name="P100">- lista czynności do wykonania mających na celu wprowadzenie udoskonaleń w kolejnych projektach lub iteracjach,</text:p>
          <text:p text:style-name="P100">- żądania zmian lub pozycje listy zaległości w backlogu produktu;</text:p>
          <text:p text:style-name="P88"><text:span text:style-name="T1">- ostateczna wersja testaliów</text:span>. </text:p>
        </text:list-item>
      </text:list>
      <text:p text:style-name="P73"/>
      <text:p text:style-name="P77"><text:span text:style-name="T13">1.9. </text:span><text:span text:style-name="T12">Śledzenie powiązań między podstawą testów a produktami pracy związanymi z testowaniem : </text:span><text:span text:style-name="T61">produkty pracy związane z testowaniem i ich nazwy mogą być bardzo różne. Niezależnie od tych różnic, w celu zapewnienia skutecznego monitorowania i nadzoru, istotne jest </text:span><text:span text:style-name="T4">stworzenie i utrzymywanie mechanizmu śledzenia powiązań </text:span><text:span text:style-name="T61">między każdym elementem podstawy testów a odpowiadającymi mu produktami pracy związanymi z testowaniem przez cały czas trwania procesu testowego. </text:span><text:span text:style-name="T4">Sprawne śledzenie powiązań umożliwia nie tylko ocenę pokrycia testowego, ale również</text:span><text:span text:style-name="T61">:</text:span></text:p>
      <text:list xml:id="list2647231675" text:style-name="L9">
        <text:list-item>
          <text:p text:style-name="P104">analizowanie wpływu zmian;</text:p>
        </text:list-item>
        <text:list-item>
          <text:p text:style-name="P104">przeprowadzanie audytu testów;</text:p>
        </text:list-item>
        <text:list-item>
          <text:p text:style-name="P101"><text:span text:style-name="T22">s</text:span><text:span text:style-name="T18">pełnianie kryteriów związanych z zarządzaniem w obszarze IT; </text:span></text:p>
        </text:list-item>
        <text:list-item>
          <text:p text:style-name="P89"><text:soft-page-break/><text:span text:style-name="T4">tworzenie bardziej zrozumiałych raportów o statusie testów i sumarycznych raportów</text:span><text:span text:style-name="T61"> z testów dzięki uwzględnieniu statusu elementów podstawy testów (np. wymagań, dla których testy zostały zaliczone, niezaliczone lub czekają na wykonanie); </text:span></text:p>
        </text:list-item>
        <text:list-item>
          <text:p text:style-name="P89"><text:span text:style-name="T72">przekazywanie interesariuszom informacji o aspektach technicznych testowania w zrozumiałej dla nich formie</text:span><text:span text:style-name="T61">; </text:span></text:p>
        </text:list-item>
        <text:list-item>
          <text:p text:style-name="P97">udzielanie informacji potrzebnych do oceny jakości produktów, możliwości procesów i postępu w realizacji projektu z punktu widzenia możliwości osiągnięcia celów biznesowych </text:p>
        </text:list-item>
      </text:list>
      <text:p text:style-name="P13"/>
      <text:p text:style-name="P45"><text:span text:style-name="T61">Niektóre narzędzia do zarządzania testami mają wbudowane modele produktów pracy związanych z testowaniem, które odpowiadają pewnej części lub wszystkim produktom omówionym w tym punkcie. Ponadto istnieją organizacje, które budują własne systemy zarządzania w celu uporządkowania produktów pracy i dostarczania niezbędnych informacji związanych ze śledzeniem.</text:span></text:p>
      <text:p text:style-name="P45"><text:span text:style-name="T67"/></text:p>
      <text:p text:style-name="P45"><text:span text:style-name="T67"/></text:p>
      <text:p text:style-name="P33"><text:span text:style-name="T51">1.9.</text:span><text:span text:style-name="T48"> </text:span><text:span text:style-name="T51">1 </text:span><text:span text:style-name="T85">. Psychologia testowania </text:span><text:span text:style-name="T58">:</text:span></text:p>
      <text:list xml:id="list336567847" text:style-name="L10">
        <text:list-item>
          <text:p text:style-name="P105"><text:span text:style-name="T58">Identyfikowanie defektów podczas testowania statycznego (np. w ramach przeglądów wymagań lub sesji doprecyzowywania historyjek użytkowników) bądź identyfikowanie awarii w trakcie testowania dynamicznego </text:span><text:span text:style-name="T59">może być odbierane jako krytyka produktu lub jego autora;</text:span></text:p>
        </text:list-item>
        <text:list-item>
          <text:p text:style-name="P105"><text:span text:style-name="T58">zjawisko psychologiczne zwane </text:span><text:span text:style-name="T59">efektem potwierdzenia (ang. confirmation bias) </text:span><text:span text:style-name="T58">może utrudniać zaakceptowanie informacji sprzecznych z dotychczasowymi przekonaniami. Przykładem takiego zjawiska są </text:span><text:span text:style-name="T59">oczekiwania programistów, że ich kod będzie poprawny</text:span><text:span text:style-name="T58">, co prowadzi do wystąpienia efektu potwierdzenia, który skutkuje tym, że trudno jest im zaakceptować fakt, że ich kod jest błędny;</text:span></text:p>
        </text:list-item>
        <text:list-item>
          <text:p text:style-name="P105"><text:span text:style-name="T58">obok efektu potwierdzenia mogą też występować inne </text:span><text:span text:style-name="T59">błędy poznawcze</text:span><text:span text:style-name="T58">, które utrudniają ludziom zrozumienie lub zaakceptowanie informacji uzyskanych w wyniku testowania;</text:span></text:p>
        </text:list-item>
        <text:list-item>
          <text:p text:style-name="P115">dodatkowy czynnik utrudniający przyjęcie informacji zwrotnej z testów stanowi skłonność wielu osób do obwiniania osoby przynoszącej złe wiadomości, a takie sytuacje często są rezultatem testowania.</text:p>
          <text:p text:style-name="P117"/>
          <text:p text:style-name="P108"><text:span text:style-name="T86">Aby ograniczyć podobne reakcje, </text:span><text:span text:style-name="T87">należy przekazywać informacje o defektach i awariach w sposób jak najbardziej konstruktywny, co pozwoli zmniejszyć napięcia między testerami a analitykami, właścicielami produktów, projektantami i programistami</text:span><text:span text:style-name="T86">. Zasada ta ma zastosowanie zarówno do testowania statycznego, jak i do testowania dynamicznego. </text:span><text:span text:style-name="T82">Testerzy i kierownicy testów muszą posiadać duże umiejętności interpersonalne, aby sprawnie przekazywać informacje na temat defektów, awarii, rezultatów testów, postępu testowania i ryzyk oraz budować pozytywne relacje ze współpracownikami. </text:span></text:p>
        </text:list-item>
      </text:list>
      <text:p text:style-name="P109"><text:span text:style-name="T82"/></text:p>
      <text:p text:style-name="P109"><text:span text:style-name="T82"/></text:p>
      <text:p text:style-name="P109"><text:span text:style-name="T82"/></text:p>
      <text:p text:style-name="P109"><text:span text:style-name="T82"/></text:p>
      <text:p text:style-name="P50"><text:soft-page-break/></text:p>
      <text:p text:style-name="P83"><text:span text:style-name="T54">Z</text:span><text:span text:style-name="T55">alece</text:span><text:span text:style-name="T54">nia</text:span><text:span text:style-name="T55"> dotycząc</text:span><text:span text:style-name="T54">e </text:span><text:span text:style-name="T55">zasad dobrej wymiany informacji: </text:span></text:p>
      <text:p text:style-name="P55"/>
      <text:list xml:id="list3297877686" text:style-name="L11">
        <text:list-item>
          <text:p text:style-name="P92"><text:span text:style-name="T59">Należy zacząć od współpracy, a nie od konfliktu. </text:span><text:span text:style-name="T53">Wszystkich powinna łączyć świadomość wspólnego celu, jakim jest podnoszenie jakości systemów</text:span><text:span text:style-name="T59">. </text:span></text:p>
        </text:list-item>
        <text:list-item>
          <text:p text:style-name="P118"><text:span text:style-name="T9">Należy podkreślić korzyści wynikające z testowania</text:span><text:span text:style-name="T22">. Dla organizacji wykrycie i usunięcie defektów podczas testowania oznacza oszczędność czasu i pieniędzy oraz zmniejszenie ogólnego ryzyka związanego z jakością produktów. </text:span></text:p>
        </text:list-item>
        <text:list-item>
          <text:p text:style-name="P118"><text:span text:style-name="T9">Informacje na temat rezultatów testów i inne wnioski należy przekazywać w sposób neutralny, koncentrując się na faktach i nie krytykując osoby, która stworzyła wadliwy element.</text:span><text:span text:style-name="T22"> </text:span><text:span text:style-name="T9">W związku z powyższym</text:span><text:span text:style-name="T22"> </text:span><text:span text:style-name="T9">należy zadbać o to, by raporty o defektach i wnioski z przeglądu były obiektywne oraz znajdowały oparcie w faktach.</text:span><text:span text:style-name="T22"> </text:span></text:p>
        </text:list-item>
        <text:list-item>
          <text:p text:style-name="P116">Należy wczuć się w sytuację drugiej osoby i zrozumieć, dlaczego negatywnie reaguje ona na podane informacje. </text:p>
        </text:list-item>
        <text:list-item>
          <text:p text:style-name="P119">Należy upewnić się, że rozmówca rozumie przekazywane informacje i vice versa. </text:p>
        </text:list-item>
      </text:list>
      <text:p text:style-name="P56"/>
      <text:p text:style-name="P53"><text:span text:style-name="T85">Różnice w sposobie myślenia testerów i programistów </text:span><text:span text:style-name="T22">:</text:span></text:p>
      <text:p text:style-name="P67">Podstawowym celem prac programistycznych jest <text:span text:style-name="T1">zaprojektowanie i wykonanie produktu.</text:span></text:p>
      <text:p text:style-name="P66"><text:span text:style-name="T22">V</text:span><text:span text:style-name="T18">S</text:span></text:p>
      <text:p text:style-name="P63"><text:span text:style-name="T23">C</text:span><text:span text:style-name="T22">ele testowania obejmują </text:span><text:span text:style-name="T9">weryfikację i walidację produktu</text:span><text:span text:style-name="T22">, wykrycie defektów przed przekazaniem produktu do eksploatacji itd. </text:span></text:p>
      <text:p text:style-name="P63"><text:span text:style-name="T22">Tym samym </text:span><text:span text:style-name="T44">mamy do czynienia z różnymi zbiorami celów wymagającymi różnego nastawienia, których pogodzenie jest kluczem do uzyskania produktu wyższej jakości</text:span><text:span text:style-name="T22">. </text:span></text:p>
      <text:p text:style-name="P57">Wśród pożądanych cech osobowościowych testera należy wymienić: </text:p>
      <text:p text:style-name="P68">- ciekawość, </text:p>
      <text:p text:style-name="P68">- „zawodowy pesymizm”, </text:p>
      <text:p text:style-name="P68">- umiejętność krytycznego spojrzenia na wykonywane czynności,</text:p>
      <text:p text:style-name="P64"><text:span text:style-name="T24">- </text:span><text:span text:style-name="T22">dbałość o szczegóły</text:span></text:p>
      <text:p text:style-name="P68">- motywację do utrzymywania dobrej i pozytywnej komunikacji, a także relacji zawodowych. Warto też zaznaczyć, że sposób myślenia testera często ewoluuje i dojrzewa wraz ze zdobywaniem przez niego doświadczenia zawodowego</text:p>
      <text:p text:style-name="P68"/>
      <text:p text:style-name="P65"><text:span text:style-name="T9">Programiści mający odpowiednie nastawienie mogą testować własny kod</text:span><text:span text:style-name="T22">. Różne modele cyklu życia oprogramowania oferują różne sposoby organizowania pracy testerów i wykonywania czynności testowych. Zlecając wykonanie niektórych czynności testowych </text:span><text:span text:style-name="T9">niezależnym testerom, można zwiększyć skuteczność wykrywania defektów, co jest szczególnie ważne w przypadku systemów dużych, złożonych lub krytycznych ze względów bezpieczeństwa.</text:span><text:span text:style-name="T22"> </text:span><text:span text:style-name="T44">Niezależni testerzy mają inny punkt widzenia, różny od punktów widzenia autorów produktów pracy (tj. analityków </text:span><text:soft-page-break/><text:span text:style-name="T44">biznesowych, właścicieli produktów, projektantów i deweloperów), ponieważ mają inne uprzedzenia poznawcze (ang. cognitive biases </text:span><text:span text:style-name="T45">)</text:span></text:p>
      <text:p text:style-name="P69"/>
      <text:p text:style-name="P54"><text:span text:style-name="T46">P</text:span><text:span text:style-name="T25">ODSUMOWANIE CZĘŚCI PIERWSZEJ:</text:span></text:p>
      <text:p text:style-name="P69"/>
      <text:p text:style-name="P58"><text:span text:style-name="T14">Słowa kluczowe: </text:span><text:span text:style-name="T10"><text:s/></text:span><text:span text:style-name="T24">analiza testów, awaria, cel testów, dane testowe, debugowanie, defekt, implementacja testów, jakość, monitorowanie testów i nadzór nad testami, planowanie testów, podstawa testów, podstawowa przyczyna, pokrycie, pomyłka, procedura testowa, proces testowy, projektowanie testów, przedmiot testów, przypadek testowy, śledzenie, testalia, testowanie, ukończenie testów, walidacja, warunek testowy, weryfikacja, wykonywanie testów, wyrocznia testowa, zapewnienie jakości, zestaw testowy </text:span></text:p>
      <text:p text:style-name="P59"/>
      <text:p text:style-name="P59">Podstawy testowania — cele nauczania:</text:p>
      <text:p text:style-name="P61">1.1. Co to jest testowanie?</text:p>
      <text:p text:style-name="P59">FL-1.1.1. (K1) Kandydat potrafi wskazać typowe cele testowania. </text:p>
      <text:p text:style-name="P59">FL-1.1.2. (K2) Kandydat potrafi odróżnić testowanie od debugowania. </text:p>
      <text:p text:style-name="P59"/>
      <text:p text:style-name="P61">1.2. Dlaczego testowanie jest niezbędne?</text:p>
      <text:p text:style-name="P59">FL-1.2.1. (K2) Kandydat potrafi podać przykłady wskazujące, dlaczego testowanie jest niezbędne. FL-1.2.2. (K2) Kandydat potrafi opisać relację między testowaniem a zapewnieniem jakości oraz podać przykłady wskazujące, w jaki sposób testowanie przyczynia się do podnoszenia jakości. </text:p>
      <text:p text:style-name="P59">FL-1.2.3. (K2) Kandydat potrafi rozróżnić pomyłkę, defekt i awarię. </text:p>
      <text:p text:style-name="P59">FL-1.2.4. (K2) Kandydat potrafi odróżnić podstawową przyczynę od skutków defektu. </text:p>
      <text:p text:style-name="P61">1.3. Siedem zasad testowania</text:p>
      <text:p text:style-name="P59">FL-1.3.1. (K2) Kandydat potrafi objaśnić siedem zasad testowania. </text:p>
      <text:p text:style-name="P61">1.4. Proces testowy</text:p>
      <text:p text:style-name="P59">FL-1.4.1. (K2) Kandydat potrafi wyjaśnić wpływ kontekstu na proces testowy. </text:p>
      <text:p text:style-name="P59">FL-1.4.2. (K2) Kandydat potrafi opisać czynności testowe i odpowiadające im zadania w ramach procesu testowego. </text:p>
      <text:p text:style-name="P59">FL-1.4.3. (K2) Kandydat potrafi rozróżnić produkty pracy wspomagające proces testowy. </text:p>
      <text:p text:style-name="P59">FL-1.4.4. (K2) Kandydat potrafi wyjaśnić korzyści wynikające ze śledzenia powiązań między podstawą testów a produktami pracy związanymi z testowaniem. </text:p>
      <text:p text:style-name="P61">1.5. Psychologia testowania</text:p>
      <text:p text:style-name="P59">FL-1.5.1. (K1) Kandydat potrafi wskazać czynniki psychologiczne wpływające na powodzenie testowania. </text:p>
      <text:p text:style-name="P59">FL-1.5.2. (K2) Kandydat potrafi wyjaśnić różnice w sposobie myślenia testerów i programistów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een_20_Grass" draw:display-name="Green Grass" draw:style="linear" draw:start-color="#ffff00" draw:end-color="#81d41a"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1T20:08:27.241000000</meta:creation-date>
    <dc:date>2022-09-27T13:20:48.765000000</dc:date>
    <meta:editing-duration>PT6H56M8S</meta:editing-duration>
    <meta:editing-cycles>10</meta:editing-cycles>
    <meta:generator>LibreOffice/6.2.4.2$Windows_x86 LibreOffice_project/2412653d852ce75f65fbfa83fb7e7b669a126d64</meta:generator>
    <meta:document-statistic meta:table-count="0" meta:image-count="0" meta:object-count="0" meta:page-count="15" meta:paragraph-count="226" meta:word-count="3802" meta:character-count="29588" meta:non-whitespace-character-count="25927"/>
  </office:meta>
</office:document-meta>
</file>